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92cm" style:rel-column-width="9607*"/>
    </style:style>
    <style:style style:name="Tabela1.B" style:family="table-column">
      <style:table-column-properties style:column-width="6.415cm" style:rel-column-width="24730*"/>
    </style:style>
    <style:style style:name="Tabela1.C" style:family="table-column">
      <style:table-column-properties style:column-width="8.093cm" style:rel-column-width="3119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8cm" style:rel-column-width="22357*"/>
    </style:style>
    <style:style style:name="Tabela3.B" style:family="table-column">
      <style:table-column-properties style:column-width="11.201cm" style:rel-column-width="4317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a7b8" officeooo:paragraph-rsid="001d7735"/>
    </style:style>
    <style:style style:name="P2" style:family="paragraph" style:parent-style-name="Standard">
      <style:text-properties officeooo:rsid="0019a7b8" officeooo:paragraph-rsid="0020c05e"/>
    </style:style>
    <style:style style:name="P3" style:family="paragraph" style:parent-style-name="Standard">
      <style:paragraph-properties fo:text-align="justify" style:justify-single-word="false"/>
      <style:text-properties officeooo:rsid="0019a7b8" officeooo:paragraph-rsid="001d7735"/>
    </style:style>
    <style:style style:name="P4" style:family="paragraph" style:parent-style-name="Standard">
      <style:text-properties officeooo:rsid="0020c05e" officeooo:paragraph-rsid="0020c05e"/>
    </style:style>
    <style:style style:name="P5" style:family="paragraph" style:parent-style-name="Standard">
      <style:paragraph-properties fo:text-align="justify" style:justify-single-word="false"/>
      <style:text-properties officeooo:rsid="0020c05e" officeooo:paragraph-rsid="0020c05e"/>
    </style:style>
    <style:style style:name="P6" style:family="paragraph" style:parent-style-name="Standard">
      <style:text-properties officeooo:rsid="00260fb4" officeooo:paragraph-rsid="00260fb4"/>
    </style:style>
    <style:style style:name="P7" style:family="paragraph" style:parent-style-name="Standard">
      <style:text-properties officeooo:paragraph-rsid="00279b4e"/>
    </style:style>
    <style:style style:name="P8" style:family="paragraph" style:parent-style-name="Standard">
      <style:text-properties officeooo:rsid="002ec556" officeooo:paragraph-rsid="002ec556"/>
    </style:style>
    <style:style style:name="P9" style:family="paragraph" style:parent-style-name="Standard">
      <style:text-properties officeooo:rsid="002ff37c" officeooo:paragraph-rsid="002ff37c"/>
    </style:style>
    <style:style style:name="P10" style:family="paragraph" style:parent-style-name="Illustration">
      <style:text-properties officeooo:rsid="0020c05e" officeooo:paragraph-rsid="002bf1b1"/>
    </style:style>
    <style:style style:name="P11" style:family="paragraph" style:parent-style-name="Illustration">
      <style:text-properties officeooo:rsid="002ff37c" officeooo:paragraph-rsid="002ff37c"/>
    </style:style>
    <style:style style:name="P12" style:family="paragraph" style:parent-style-name="Illustration">
      <style:text-properties officeooo:rsid="002ff37c" officeooo:paragraph-rsid="00360f30"/>
    </style:style>
    <style:style style:name="P13" style:family="paragraph" style:parent-style-name="Illustration">
      <style:paragraph-properties fo:text-align="center" style:justify-single-word="false"/>
      <style:text-properties officeooo:rsid="002ff37c" officeooo:paragraph-rsid="004e42a6"/>
    </style:style>
    <style:style style:name="P14" style:family="paragraph" style:parent-style-name="Illustration">
      <style:paragraph-properties fo:text-align="center" style:justify-single-word="false"/>
      <style:text-properties officeooo:rsid="002ff37c" officeooo:paragraph-rsid="00517f31"/>
    </style:style>
    <style:style style:name="P15" style:family="paragraph" style:parent-style-name="Table_20_Contents">
      <style:text-properties officeooo:rsid="00279b4e" officeooo:paragraph-rsid="00279b4e"/>
    </style:style>
    <style:style style:name="P16" style:family="paragraph" style:parent-style-name="Table_20_Contents">
      <style:text-properties officeooo:rsid="002ec556" officeooo:paragraph-rsid="002ec556"/>
    </style:style>
    <style:style style:name="P17" style:family="paragraph" style:parent-style-name="Table_20_Contents">
      <style:text-properties officeooo:rsid="002ff37c" officeooo:paragraph-rsid="002ff37c"/>
    </style:style>
    <style:style style:name="P18" style:family="paragraph" style:parent-style-name="Text_20_body">
      <style:paragraph-properties fo:text-align="justify" style:justify-single-word="false"/>
      <style:text-properties officeooo:rsid="003ec2ae" officeooo:paragraph-rsid="00401715"/>
    </style:style>
    <style:style style:name="P19" style:family="paragraph" style:parent-style-name="Text_20_body">
      <style:paragraph-properties fo:text-align="justify" style:justify-single-word="false"/>
      <style:text-properties officeooo:paragraph-rsid="0040a47c"/>
    </style:style>
    <style:style style:name="P20" style:family="paragraph" style:parent-style-name="Text_20_body">
      <style:paragraph-properties fo:text-align="justify" style:justify-single-word="false"/>
      <style:text-properties officeooo:rsid="004ad7c3" officeooo:paragraph-rsid="0040a47c"/>
    </style:style>
    <style:style style:name="P21" style:family="paragraph" style:parent-style-name="Text_20_body">
      <style:paragraph-properties fo:text-align="justify" style:justify-single-word="false"/>
      <style:text-properties officeooo:rsid="004ad7c3" officeooo:paragraph-rsid="004ad7c3"/>
    </style:style>
    <style:style style:name="P22" style:family="paragraph" style:parent-style-name="Text_20_body">
      <style:paragraph-properties fo:text-align="justify" style:justify-single-word="false"/>
      <style:text-properties officeooo:rsid="004ad7c3" officeooo:paragraph-rsid="004e42a6"/>
    </style:style>
    <style:style style:name="P23" style:family="paragraph" style:parent-style-name="Text_20_body">
      <style:paragraph-properties fo:text-align="justify" style:justify-single-word="false"/>
      <style:text-properties officeooo:rsid="004fc742" officeooo:paragraph-rsid="004fc742"/>
    </style:style>
    <style:style style:name="P24" style:family="paragraph" style:parent-style-name="Text_20_body">
      <style:paragraph-properties fo:text-align="justify" style:justify-single-word="false"/>
      <style:text-properties officeooo:rsid="00517f31" officeooo:paragraph-rsid="00517f31"/>
    </style:style>
    <style:style style:name="P25" style:family="paragraph" style:parent-style-name="Text_20_body">
      <style:text-properties officeooo:rsid="00517f31" officeooo:paragraph-rsid="00517f31"/>
    </style:style>
    <style:style style:name="P26" style:family="paragraph" style:parent-style-name="Text_20_body">
      <style:text-properties officeooo:rsid="0053b23f" officeooo:paragraph-rsid="0053b23f"/>
    </style:style>
    <style:style style:name="P27" style:family="paragraph" style:parent-style-name="Text_20_body">
      <style:text-properties officeooo:rsid="005694ec" officeooo:paragraph-rsid="005694ec"/>
    </style:style>
    <style:style style:name="P28" style:family="paragraph" style:parent-style-name="Text_20_body">
      <style:text-properties officeooo:rsid="00583b0c" officeooo:paragraph-rsid="00583b0c"/>
    </style:style>
    <style:style style:name="P29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401715"/>
    </style:style>
    <style:style style:name="P30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4085f1"/>
    </style:style>
    <style:style style:name="P31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Purisa" fo:font-size="9pt" officeooo:rsid="00401715" officeooo:paragraph-rsid="00401715" style:font-size-asian="9pt" style:font-size-complex="9pt"/>
    </style:style>
    <style:style style:name="P32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Liberation Serif" fo:font-size="12pt" officeooo:rsid="00401715" officeooo:paragraph-rsid="00401715" style:font-size-asian="12pt" style:font-size-complex="12pt"/>
    </style:style>
    <style:style style:name="P33" style:family="paragraph" style:parent-style-name="Text_20_body">
      <style:paragraph-properties fo:margin-top="0cm" fo:margin-bottom="0cm" loext:contextual-spacing="false"/>
      <style:text-properties style:font-name="Liberation Serif" fo:font-size="12pt" officeooo:rsid="00533cc3" officeooo:paragraph-rsid="00533cc3" style:font-size-asian="10.5pt" style:font-size-complex="12pt"/>
    </style:style>
    <style:style style:name="P34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4085f1" officeooo:paragraph-rsid="004085f1"/>
    </style:style>
    <style:style style:name="P35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40a47c" officeooo:paragraph-rsid="0040a47c"/>
    </style:style>
    <style:style style:name="P36" style:family="paragraph" style:parent-style-name="Text_20_body">
      <style:paragraph-properties fo:margin-top="0.199cm" fo:margin-bottom="0.199cm" loext:contextual-spacing="false"/>
      <style:text-properties officeooo:rsid="005542ea" officeooo:paragraph-rsid="005542ea"/>
    </style:style>
    <style:style style:name="P37" style:family="paragraph" style:parent-style-name="Illustration">
      <style:paragraph-properties fo:margin-top="0.097cm" fo:margin-bottom="0.097cm" loext:contextual-spacing="false" fo:text-align="center" style:justify-single-word="false"/>
      <style:text-properties officeooo:rsid="005694ec" officeooo:paragraph-rsid="00583b0c"/>
    </style:style>
    <style:style style:name="P38" style:family="paragraph" style:parent-style-name="Standard">
      <style:paragraph-properties fo:margin-top="0.302cm" fo:margin-bottom="0.302cm" loext:contextual-spacing="false"/>
      <style:text-properties officeooo:rsid="005542ea" officeooo:paragraph-rsid="005542ea"/>
    </style:style>
    <style:style style:name="P39" style:family="paragraph" style:parent-style-name="Standard" style:list-style-name="L50">
      <style:text-properties officeooo:rsid="0020c05e" officeooo:paragraph-rsid="00279b4e"/>
    </style:style>
    <style:style style:name="P40" style:family="paragraph" style:parent-style-name="Standard" style:list-style-name="L51">
      <style:text-properties officeooo:rsid="0020c05e" officeooo:paragraph-rsid="0020c05e"/>
    </style:style>
    <style:style style:name="P41" style:family="paragraph" style:parent-style-name="Standard">
      <style:paragraph-properties fo:margin-top="0.199cm" fo:margin-bottom="0.199cm" loext:contextual-spacing="false"/>
      <style:text-properties style:font-name="Liberation Serif" fo:font-size="12pt" fo:font-style="normal" fo:font-weight="normal" officeooo:rsid="005542ea" officeooo:paragraph-rsid="005542ea" style:font-size-asian="12pt" style:font-style-asian="normal" style:font-weight-asian="normal"/>
    </style:style>
    <style:style style:name="P42" style:family="paragraph" style:parent-style-name="Text_20_body">
      <style:paragraph-properties fo:text-align="justify" style:justify-single-word="false"/>
      <style:text-properties officeooo:rsid="0040a47c" officeooo:paragraph-rsid="0040a47c"/>
    </style:style>
    <style:style style:name="P43" style:family="paragraph" style:parent-style-name="Text_20_body" style:list-style-name="L52">
      <style:paragraph-properties fo:text-align="justify" style:justify-single-word="false"/>
      <style:text-properties officeooo:rsid="004fc742" officeooo:paragraph-rsid="004fc742"/>
    </style:style>
    <style:style style:name="P44" style:family="paragraph" style:parent-style-name="Text_20_body">
      <style:text-properties officeooo:rsid="0059afc9" officeooo:paragraph-rsid="0059afc9"/>
    </style:style>
    <style:style style:name="P45" style:family="paragraph" style:parent-style-name="Text_20_body">
      <style:text-properties style:font-name="Liberation Serif" fo:font-size="12pt" officeooo:rsid="005a5fb9" officeooo:paragraph-rsid="005a5fb9" style:font-size-asian="10.5pt" style:font-size-complex="12pt"/>
    </style:style>
    <style:style style:name="P46" style:family="paragraph" style:parent-style-name="Text_20_body">
      <style:text-properties style:font-name="Liberation Serif" fo:font-size="12pt" officeooo:rsid="005b5738" officeooo:paragraph-rsid="005b5738" style:font-size-asian="10.5pt" style:font-size-complex="12pt"/>
    </style:style>
    <style:style style:name="P47" style:family="paragraph" style:parent-style-name="Text_20_body">
      <style:text-properties style:font-name="Liberation Serif" fo:font-size="12pt" officeooo:rsid="005b5738" officeooo:paragraph-rsid="005c4821" style:font-size-asian="10.5pt" style:font-size-complex="12pt"/>
    </style:style>
    <style:style style:name="P48" style:family="paragraph" style:parent-style-name="Text_20_body">
      <style:text-properties officeooo:rsid="005c4821" officeooo:paragraph-rsid="005c4821"/>
    </style:style>
    <style:style style:name="P49" style:family="paragraph" style:parent-style-name="Text_20_body">
      <style:text-properties officeooo:rsid="005ce4a9" officeooo:paragraph-rsid="005ce4a9"/>
    </style:style>
    <style:style style:name="P50" style:family="paragraph" style:parent-style-name="Text_20_body" style:list-style-name="L53">
      <style:paragraph-properties fo:margin-top="0cm" fo:margin-bottom="0cm" loext:contextual-spacing="false"/>
      <style:text-properties style:font-name="Liberation Mono" fo:font-size="8pt" officeooo:rsid="0052d5b2" officeooo:paragraph-rsid="0052d5b2" style:font-size-asian="8pt" style:font-size-complex="8pt"/>
    </style:style>
    <style:style style:name="P51" style:family="paragraph" style:parent-style-name="Text_20_body" style:list-style-name="L53">
      <style:paragraph-properties fo:margin-top="0cm" fo:margin-bottom="0cm" loext:contextual-spacing="false"/>
      <style:text-properties style:font-name="Liberation Mono" fo:font-size="8pt" officeooo:rsid="0052d5b2" officeooo:paragraph-rsid="0059afc9" style:font-size-asian="8pt" style:font-size-complex="8pt"/>
    </style:style>
    <style:style style:name="P52" style:family="paragraph" style:parent-style-name="Text_20_body" style:list-style-name="L54">
      <style:paragraph-properties fo:margin-top="0cm" fo:margin-bottom="0cm" loext:contextual-spacing="false"/>
      <style:text-properties style:font-name="Liberation Mono" fo:font-size="8pt" officeooo:rsid="0052d5b2" officeooo:paragraph-rsid="0052d5b2" style:font-size-asian="8pt" style:font-size-complex="8pt"/>
    </style:style>
    <style:style style:name="P53" style:family="paragraph" style:parent-style-name="Text_20_body" style:list-style-name="L56">
      <style:paragraph-properties fo:margin-top="0cm" fo:margin-bottom="0cm" loext:contextual-spacing="false"/>
      <style:text-properties style:font-name="Liberation Mono" fo:font-size="8pt" officeooo:rsid="0052d5b2" officeooo:paragraph-rsid="0059afc9" style:font-size-asian="8pt" style:font-size-complex="8pt"/>
    </style:style>
    <style:style style:name="P54" style:family="paragraph" style:parent-style-name="Text_20_body" style:list-style-name="L56">
      <style:paragraph-properties fo:margin-top="0cm" fo:margin-bottom="0cm" loext:contextual-spacing="false"/>
      <style:text-properties style:font-name="Liberation Mono" fo:font-size="8pt" officeooo:rsid="0052d5b2" officeooo:paragraph-rsid="005b5738" style:font-size-asian="8pt" style:font-size-complex="8pt"/>
    </style:style>
    <style:style style:name="P55" style:family="paragraph" style:parent-style-name="Text_20_body" style:list-style-name="L55">
      <style:paragraph-properties fo:margin-top="0cm" fo:margin-bottom="0cm" loext:contextual-spacing="false"/>
      <style:text-properties officeooo:rsid="0053b23f" officeooo:paragraph-rsid="0053b23f"/>
    </style:style>
    <style:style style:name="P56" style:family="paragraph" style:parent-style-name="Heading_20_1" style:master-page-name="">
      <loext:graphic-properties draw:fill-image-width="0cm" draw:fill-image-height="0cm"/>
      <style:paragraph-properties style:page-number="auto" fo:break-before="page" style:shadow="none"/>
    </style:style>
    <style:style style:name="P57" style:family="paragraph" style:parent-style-name="Heading_20_3">
      <style:text-properties officeooo:rsid="00583b0c" officeooo:paragraph-rsid="00583b0c"/>
    </style:style>
    <style:style style:name="P58" style:family="paragraph" style:parent-style-name="Heading_20_3">
      <style:text-properties officeooo:rsid="00583b0c" officeooo:paragraph-rsid="005c4821"/>
    </style:style>
    <style:style style:name="P59" style:family="paragraph" style:parent-style-name="Heading_20_2">
      <style:text-properties officeooo:paragraph-rsid="002ec556"/>
    </style:style>
    <style:style style:name="P60" style:family="paragraph" style:parent-style-name="Illustration">
      <style:paragraph-properties fo:margin-top="0.097cm" fo:margin-bottom="0.097cm" loext:contextual-spacing="false" fo:text-align="center" style:justify-single-word="false"/>
      <style:text-properties officeooo:rsid="002ff37c" officeooo:paragraph-rsid="005542ea"/>
    </style:style>
    <style:style style:name="P61" style:family="paragraph" style:parent-style-name="Illustration">
      <style:paragraph-properties fo:margin-top="0.097cm" fo:margin-bottom="0.097cm" loext:contextual-spacing="false" fo:text-align="center" style:justify-single-word="false"/>
      <style:text-properties officeooo:rsid="002ff37c" officeooo:paragraph-rsid="00583b0c"/>
    </style:style>
    <style:style style:name="P62" style:family="paragraph" style:parent-style-name="Illustration">
      <style:paragraph-properties fo:margin-top="0.097cm" fo:margin-bottom="0.097cm" loext:contextual-spacing="false" fo:text-align="center" style:justify-single-word="false"/>
      <style:text-properties style:font-name="Liberation Serif" fo:font-size="12pt" officeooo:rsid="002ff37c" officeooo:paragraph-rsid="005c4821" style:font-size-asian="10.5pt" style:font-size-complex="12pt"/>
    </style:style>
    <style:style style:name="P63" style:family="paragraph">
      <loext:graphic-properties draw:fill-color="#ffffff"/>
      <style:paragraph-properties fo:text-align="center"/>
    </style:style>
    <style:style style:name="P64" style:family="paragraph">
      <style:paragraph-properties fo:text-align="center"/>
    </style:style>
    <style:style style:name="P6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6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7" style:family="paragraph">
      <style:paragraph-properties fo:text-align="start"/>
    </style:style>
    <style:style style:name="P68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69" style:family="paragraph">
      <loext:graphic-properties draw:fill-color="#ffffff"/>
      <style:paragraph-properties fo:text-align="start"/>
    </style:style>
    <style:style style:name="P70" style:family="paragraph">
      <loext:graphic-properties draw:fill-color="#000000"/>
    </style:style>
    <style:style style:name="P71" style:family="paragraph">
      <loext:graphic-properties draw:fill-color="#000000"/>
      <style:text-properties fo:font-size="12pt"/>
    </style:style>
    <style:style style:name="T1" style:family="text">
      <style:text-properties officeooo:rsid="001d7735"/>
    </style:style>
    <style:style style:name="T2" style:family="text">
      <style:text-properties officeooo:rsid="0020c05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60fb4"/>
    </style:style>
    <style:style style:name="T5" style:family="text">
      <style:text-properties officeooo:rsid="00279b4e"/>
    </style:style>
    <style:style style:name="T6" style:family="text">
      <style:text-properties officeooo:rsid="0029ac4e"/>
    </style:style>
    <style:style style:name="T7" style:family="text">
      <style:text-properties officeooo:rsid="002ad26c"/>
    </style:style>
    <style:style style:name="T8" style:family="text">
      <style:text-properties officeooo:rsid="002ec556"/>
    </style:style>
    <style:style style:name="T9" style:family="text">
      <style:text-properties officeooo:rsid="002ff37c"/>
    </style:style>
    <style:style style:name="T10" style:family="text">
      <style:text-properties officeooo:rsid="00360f30"/>
    </style:style>
    <style:style style:name="T11" style:family="text">
      <style:text-properties officeooo:rsid="003bf0eb"/>
    </style:style>
    <style:style style:name="T12" style:family="text">
      <style:text-properties officeooo:rsid="003ec2ae"/>
    </style:style>
    <style:style style:name="T13" style:family="text">
      <style:text-properties officeooo:rsid="004085f1"/>
    </style:style>
    <style:style style:name="T14" style:family="text">
      <style:text-properties style:font-name="Liberation Serif" fo:font-size="12pt" officeooo:rsid="00401715" style:font-size-asian="12pt" style:font-size-complex="12pt"/>
    </style:style>
    <style:style style:name="T15" style:family="text">
      <style:text-properties style:font-name="Liberation Serif" fo:font-size="12pt" officeooo:rsid="004085f1" style:font-size-asian="12pt" style:font-size-complex="12pt"/>
    </style:style>
    <style:style style:name="T16" style:family="text">
      <style:text-properties style:font-name="Liberation Serif" fo:font-size="12pt" officeooo:rsid="0040a47c" style:font-size-asian="12pt" style:font-size-complex="12pt"/>
    </style:style>
    <style:style style:name="T17" style:family="text">
      <style:text-properties style:font-name="Liberation Serif" fo:font-size="12pt" officeooo:rsid="0049dcfa" style:font-size-asian="12pt" style:font-size-complex="12pt"/>
    </style:style>
    <style:style style:name="T18" style:family="text">
      <style:text-properties officeooo:rsid="0040a47c"/>
    </style:style>
    <style:style style:name="T19" style:family="text">
      <style:text-properties officeooo:rsid="004e42a6"/>
    </style:style>
    <style:style style:name="T20" style:family="text">
      <style:text-properties officeooo:rsid="00508d8b"/>
    </style:style>
    <style:style style:name="T21" style:family="text">
      <style:text-properties officeooo:rsid="00533cc3"/>
    </style:style>
    <style:style style:name="T22" style:family="text">
      <style:text-properties officeooo:rsid="0053b23f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fo:color="#ff0000" fo:font-weight="bold" officeooo:rsid="0059afc9" style:font-weight-asian="bold" style:font-weight-complex="bold"/>
    </style:style>
    <style:style style:name="T25" style:family="text">
      <style:text-properties officeooo:rsid="005a5fb9"/>
    </style:style>
    <style:style style:name="T26" style:family="text">
      <style:text-properties officeooo:rsid="005b5738"/>
    </style:style>
    <style:style style:name="T27" style:family="text">
      <style:text-properties officeooo:rsid="005c4821"/>
    </style:style>
    <style:style style:name="T28" style:family="text">
      <style:text-properties style:text-position="-33% 58%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Formula">
      <style:graphic-properties style:vertical-pos="from-top" style:vertical-rel="paragraph-content" style:horizontal-pos="from-left" style:horizontal-rel="paragraph-content" draw:ole-draw-aspect="1"/>
    </style:style>
    <style:style style:name="fr11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center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134cm" fo:min-width="1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134cm" fo:min-width="1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000000" draw:textarea-horizontal-align="justify" draw:textarea-vertical-align="middle" draw:auto-grow-height="false" fo:min-height="0.106cm" fo:min-width="1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106cm" fo:min-width="1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6" text:outline-level="1">I. Podstawy teorii modelowania systemów rozmytych</text:h>
      <text:h text:style-name="Heading_20_2" text:outline-level="2">1. <text:span text:style-name="T1">Reguły sterownika rozmytego</text:span></text:h>
      <text:p text:style-name="Text_20_body"/>
      <text:p text:style-name="P1">Reguły którymi opisuje się sterownik rozmyty tworzone są następująco :</text:p>
      <text:p text:style-name="P1"/>
      <text:p text:style-name="P1"><text:span text:style-name="Source_20_Text">if &lt;przesłanka&gt; then &lt;konkluzja&gt;</text:span></text:p>
      <text:p text:style-name="P1"/>
      <text:p text:style-name="P3">Przesłankę tworzy się za pomocą serii predykatów połączonych spójnikami logicznymi, Konkluzję tworzą kolejne predykaty. Struktura ta przypomina swą budową bazy wiedzy znane z systemów ekspertowych, jednak wewnątrz każdej reguły "dzieje się" tu dużo więcej. </text:p>
      <text:p text:style-name="P3"/>
      <text:p text:style-name="P3">W zależności od zastosowanego modelu rozmytego możemy spotkać się z różnymi formami predykatów. Aplikacja, która jest przedmiotem tej pracy, bazuje na modelu Mamdaniego <text:span text:style-name="T2">[3]</text:span>. W tym modelu predykaty są postaci :</text:p>
      <text:p text:style-name="P3"/>
      <text:p text:style-name="P2"><text:span text:style-name="Source_20_Text">A is B</text:span></text:p>
      <text:p text:style-name="P2"><text:span text:style-name="Source_20_Text"/></text:p>
      <text:p text:style-name="P2">gdzie :</text:p>
      <text:p text:style-name="P1">A - nazwa danej zmiennej lingwistycznej</text:p>
      <text:p text:style-name="P1">B - jeden z termów opisujących tą zmienną.</text:p>
      <text:p text:style-name="P1"/>
      <text:p text:style-name="P3">Teoria zbiorów rozmytych zakłada, że termy określające zmienną lingwistyczną mają postać zbiorów rozmytych. Zmienna jest więc zbiorem nazwanych zbiorów rozmytych, które mają nazwy wzięte z języka naturalnego. Predykaty w tej postaci może wyglądać tak :</text:p>
      <text:p text:style-name="P1"/>
      <text:p text:style-name="P1"><text:span text:style-name="Source_20_Text">temperatura is niska</text:span></text:p>
      <text:p text:style-name="P1"><text:span text:style-name="Source_20_Text"/></text:p>
      <text:p text:style-name="P3">w miejsce niska możemy wstawić też np. wysoka, śerdnia. Definiujemy w ten sposób kolejne termy ze zbioru termów zmiennej temperatura. Termom tym przypisane są pewne zbiory rozmyte które opisują małą, średnią i wysoką temperaturę. </text:p>
      <text:p text:style-name="P3"/>
      <text:p text:style-name="P3">Zmienne lingwistyczne które występują po lewej stronie reguły nazywamy zmiennymi wejściowymi sterownika. Natomias<text:span text:style-name="T2">t</text:span> zmienne znajdujące się w konkluzji to zmienne w-wyjściowe. Do wnioskowania rozmytego jako podstawę użyto uogólnioną na teorię zbiorów rozmytych regułę <text:span text:style-name="T3">modus ponens</text:span>. Zachowano element, który określał, że prawdziwość przesłanki implikacji pozwala wnioskować o prawdziwości konkluzji. Dodano pojęcie stopnia prawdziwości albo stopnia spełnienia zarówno przesłanki jak i konkluzji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9" text:outline-level="2"><text:soft-page-break/><text:span text:style-name="T8">2</text:span>. Bloki i proces wnioskowania rozmytego</text:h>
      <text:h text:style-name="Heading_20_3" text:outline-level="3">2.1. Blok rozmywania</text:h>
      <text:p text:style-name="P4"/>
      <text:p text:style-name="P5">Bazując cały czas na modelu Mamdaniego wyróżniamy kolejne etapy(bloki) wnioskowania rozmytego. Pierwszym z nich jest blok rozmywania. Blok ten przekształca wartość zmiennej wejściowej (zmiennej lingwistycznej) na stopień spełnienia predykatów - przesłanek reguł, które angażują tę zmienną. </text:p>
      <text:p text:style-name="P5"/>
      <text:p text:style-name="P5"/>
      <text:p text:style-name="P5">Najczęściej spotykaną i najprostszą obliczeniowo metodą, która realizuje te cele jest metoda typu singleton. Polega ona na utworzeniu funkcji - zbioru rozmytego X następującej postaci :</text:p>
      <text:p text:style-name="P4"><draw:frame draw:style-name="fr1" draw:name="Obraz1" text:anchor-type="paragraph" svg:x="3.928cm" svg:y="0.639cm" svg:width="8.465cm" svg:height="5.759cm" draw:z-index="7"><draw:image xlink:href="../../img/singleton-example.png" xlink:type="simple" xlink:show="embed" xlink:actuate="onLoad"/></draw:frame></text:p>
      <text:p text:style-name="Illustration">rys I.2.1/1 Singleton</text:p>
      <text:p text:style-name="P4"/>
      <text:p text:style-name="P6">Który zdefiniowany jest funkcją : </text:p>
      <text:p text:style-name="P6"/>
      <text:p text:style-name="P6"><draw:frame draw:style-name="fr9" draw:name="Obiekt1" text:anchor-type="as-char" svg:y="-0.554cm" svg:width="3.771cm" svg:height="0.958cm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5">Następnie jako wartość spełenia predykatu przesłanki A is B uznaje się zbiór powstały w wyniku przecięcia zbioru X ze ze zbiorem skojarzonym z termem B. Jest to prosta metoda w wyniku której zbiorem wynikowym predykatu przesłanki jest liczba mówiąca o stopniu aktywacji tego predykatu. Istnieje wiele innych, bardziej skomplikowanych metod rozmywania <text:span text:style-name="T4">[4]</text:span>.</text:p>
      <text:p text:style-name="P4"/>
      <text:p text:style-name="P4"/>
      <text:p text:style-name="P4"/>
      <text:p text:style-name="P4"/>
      <text:p text:style-name="P4"/>
      <text:h text:style-name="Heading_20_3" text:outline-level="3">2.2. Blok i metody inferencji</text:h>
      <text:p text:style-name="P4"/>
      <text:p text:style-name="P4">Inferencja jest kolejnym etapem działania sterownika rozmytego. Jest ona jednocześnie najbardziej złożona obliczeniowo. Możemy wyróżnić trzy etapy prac tego bloku :</text:p>
      <text:p text:style-name="P4"/>
      <text:list xml:id="list2378646385499960998" text:style-name="L50">
        <text:list-item>
          <text:p text:style-name="P39">agregacja (aggregation)</text:p>
        </text:list-item>
        <text:list-item>
          <text:p text:style-name="P39">wnioskowanie</text:p>
        </text:list-item>
        <text:list-item>
          <text:p text:style-name="P39">kumulacja (accumulation)</text:p>
        </text:list-item>
      </text:list>
      <text:p text:style-name="P7"><text:soft-page-break/></text:p>
      <text:p text:style-name="P5">Wszystkie te etapy wykonywane są w oparciu o przygotowaną przez eksperta baze reguł. W poprzednim bloku dane zmiennych wejściowych zamienione zostały na stopnie spełnienia odpowiednich predykatów w przesłankach reguł. W tym bloku następuje uruchomienie wszystkich reguł, których przesłanki są spełnione, wyliczenie zbioru rozmytego który jest wynikiem tych reguł oraz kumulacja wyników w każdym bloku reguł.</text:p>
      <text:p text:style-name="P5">Na etapie agregacji stopień spełnienia każdej z reguł obliczany jest na podstawie stopnia spełnienia ich przesłanek. W tym celu używane są logiczne operatory rozmyte znane z logiki Boole'a : AND, OR oraz NOT. W zastosowanej przeze mnie implementacji języka Fuzzy Control Language dostępne <text:span text:style-name="T5">są</text:span> następujące funkcje <text:span text:style-name="T5">(t-normy)</text:span> dla tych spójników : 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5">AND</text:p>
          </table:table-cell>
          <table:table-cell table:style-name="Tabela1.C1" office:value-type="string">
            <text:p text:style-name="P15">OR</text:p>
          </table:table-cell>
        </table:table-row>
        <table:table-row>
          <table:table-cell table:style-name="Tabela1.A2" office:value-type="string">
            <text:p text:style-name="P15">MIN</text:p>
          </table:table-cell>
          <table:table-cell table:style-name="Tabela1.A2" office:value-type="string">
            <text:p text:style-name="Table_20_Contents"><draw:frame draw:style-name="fr9" draw:name="Obiekt2" text:anchor-type="as-char" svg:y="-0.33cm" svg:width="5.779cm" svg:height="0.552cm" draw:z-index="9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a1.C2" office:value-type="string">
            <text:p text:style-name="Table_20_Contents"><draw:frame draw:style-name="fr9" draw:name="Obiekt3" text:anchor-type="as-char" svg:y="-0.386cm" svg:width="5.858cm" svg:height="0.542cm" draw:z-index="10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P15">PROD</text:p>
          </table:table-cell>
          <table:table-cell table:style-name="Tabela1.A2" office:value-type="string">
            <text:p text:style-name="Table_20_Contents"><draw:frame draw:style-name="fr9" draw:name="Obiekt4" text:anchor-type="as-char" svg:y="-0.386cm" svg:width="4.738cm" svg:height="0.542cm" draw:z-index="11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ela1.C2" office:value-type="string">
            <text:p text:style-name="Table_20_Contents"><draw:frame draw:style-name="fr9" draw:name="Obiekt5" text:anchor-type="as-char" svg:y="-0.386cm" svg:width="7.4cm" svg:height="0.542cm" draw:z-index="12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</table:table>
      <text:p text:style-name="P4"/>
      <text:p text:style-name="P5">Te reguły dla których stopień spełnienia zagregowanych przesłanek jest niezerowy zostają aktywowane. W wyniku wnioskowania obliczany jest zbiór rozmyty stanowiący konkluzję danej reguły. <text:span text:style-name="T7">Operatorem implikacji jest operator MIN, a p</text:span>olega to obrazowo na "obcięciu" zbioru termu wyjściowego na wysokości stopnia spełnienia zagregowanych przesłanek, <text:span text:style-name="T6">na przykład :</text:span></text:p>
      <text:p text:style-name="P4"><draw:frame draw:style-name="fr2" draw:name="Obraz2" text:anchor-type="paragraph" svg:y="0.379cm" svg:width="8.361cm" svg:height="5.62cm" draw:z-index="13"><draw:image xlink:href="../../img/cut-term.png" xlink:type="simple" xlink:show="embed" xlink:actuate="onLoad"/></draw:frame></text:p>
      <text:p text:style-name="P10">rys I.2.<text:span text:style-name="T9">2/1 Przykład obciętego termu</text:span></text:p>
      <text:p text:style-name="P4"/>
      <text:p text:style-name="P4"/>
      <text:p text:style-name="P5">Dodatkowo w konkluzji każdej reguły możemy podać kilka predykatów dotyczących różnych lub nawet tej samej zmiennej, rozdzielając je operatorem AND. Użycie operatora o tej nazwie podyktowane było zachowaniem czytelności reguł, nie ma on żadnego znaczenia pod względem matematycznym.</text:p>
      <text:p text:style-name="P5"/>
      <text:p text:style-name="P5">Wynikowe zbiory rozmyte kumulują się w ramach danego bloku funkcji sterownika w zbiór rozmyty, który poddawany jest następnie procesowi wyostrzania. Kumulacja polega na zebraniu wszystkich wynikowych zbiorów rozmytych danej zmiennej w jeden zbiór za pomocą funkcji kumulacji. <text:span text:style-name="T11">Funk</text:span>cje kumulacji dostępne w implementowanym języku FCL :</text:p>
      <text:p text:style-name="P4"/>
      <text:p text:style-name="P4"/>
      <text:p text:style-name="P4"/>
      <text:p text:style-name="P4"/>
      <text:p text:style-name="P4"/>
      <table:table table:name="Tabela2" table:style-name="Tabela2">
        <table:table-column table:style-name="Tabela2.A"/>
        <table:table-column table:style-name="Tabela2.B"/>
        <text:soft-page-break/>
        <table:table-row>
          <table:table-cell table:style-name="Tabela2.A1" office:value-type="string">
            <text:p text:style-name="Table_20_Contents"/>
          </table:table-cell>
          <table:table-cell table:style-name="Tabela2.B1" office:value-type="string">
            <text:p text:style-name="P16">ACCU</text:p>
          </table:table-cell>
        </table:table-row>
        <table:table-row>
          <table:table-cell table:style-name="Tabela2.A2" office:value-type="string">
            <text:p text:style-name="P16">MAX</text:p>
          </table:table-cell>
          <table:table-cell table:style-name="Tabela2.B2" office:value-type="string">
            <text:p text:style-name="Table_20_Contents"><draw:frame draw:style-name="fr9" draw:name="Obiekt6" text:anchor-type="as-char" svg:y="-0.386cm" svg:width="5.858cm" svg:height="0.542cm" draw:z-index="14"><draw:object xlink:href="./Object 6" xlink:type="simple" xlink:show="embed" xlink:actuate="onLoad"/><draw:image xlink:href="./ObjectReplacements/Object 6" xlink:type="simple" xlink:show="embed" xlink:actuate="onLoad"/><svg:desc>formuła</svg:desc></draw:frame></text:p>
          </table:table-cell>
        </table:table-row>
        <table:table-row>
          <table:table-cell table:style-name="Tabela2.A2" office:value-type="string">
            <text:p text:style-name="P16">PROD</text:p>
          </table:table-cell>
          <table:table-cell table:style-name="Tabela2.B2" office:value-type="string">
            <text:p text:style-name="Table_20_Contents"><draw:frame draw:style-name="fr9" draw:name="Obiekt7" text:anchor-type="as-char" svg:y="-0.386cm" svg:width="7.403cm" svg:height="0.542cm" draw:z-index="15"><draw:object xlink:href="./Object 7" xlink:type="simple" xlink:show="embed" xlink:actuate="onLoad"/><draw:image xlink:href="./ObjectReplacements/Object 7" xlink:type="simple" xlink:show="embed" xlink:actuate="onLoad"/><svg:desc>formuła</svg:desc></draw:frame></text:p>
          </table:table-cell>
        </table:table-row>
      </table:table>
      <text:p text:style-name="P8"/>
      <text:p text:style-name="P8">Obie metody nieco się różnią kształtami zbiorów wynikowych np.:</text:p>
      <text:p text:style-name="P8"/>
      <text:p text:style-name="P11"><draw:frame draw:style-name="fr3" draw:name="Obraz3" text:anchor-type="paragraph" svg:width="8.666cm" svg:height="5.962cm" draw:z-index="16"><draw:image xlink:href="../../img/max.png" xlink:type="simple" xlink:show="embed" xlink:actuate="onLoad"/></draw:frame>rys I.2.2/1 Akumulacja metodą MAX</text:p>
      <text:p text:style-name="P11"><draw:frame draw:style-name="fr3" draw:name="Obraz4" text:anchor-type="paragraph" svg:width="8.419cm" svg:height="5.842cm" draw:z-index="17"><draw:image xlink:href="../../img/prod.png" xlink:type="simple" xlink:show="embed" xlink:actuate="onLoad"/></draw:frame>rys I.2.2/2 Akumulacja metodą PROD</text:p>
      <text:p text:style-name="P11"/>
      <text:p text:style-name="P9">Różnice te nieznacznie wpływają na rezultat działania całego systemu. </text:p>
      <text:p text:style-name="P9"/>
      <text:p text:style-name="P9"/>
      <text:p text:style-name="P9"/>
      <text:h text:style-name="Heading_20_3" text:outline-level="3">2.3. Blok wyostrzania.</text:h>
      <text:p text:style-name="P4">Wyostrzanie ma na celu przekształcenie wynikowego zbioru rozmytego na określoną</text:p>
      <text:p text:style-name="P4">wartość rzeczywistą stanowiącą wartość wyjścia modelu.</text:p>
      <text:p text:style-name="P4"/>
      <text:p text:style-name="P4">W tworzonym systemie możliwymi operatorami są :</text:p>
      <text:list xml:id="list900840220641569651" text:style-name="L51">
        <text:list-item>
          <text:p text:style-name="P40">Środek ciężkości (CoG -center of gravity).</text:p>
        </text:list-item>
        <text:list-item>
          <text:p text:style-name="P40">Środek ciężkości dla singletonów (CoS - center of singleton)</text:p>
        </text:list-item>
      </text:list>
      <text:p text:style-name="P4"/>
      <text:p text:style-name="P4"/>
      <text:p text:style-name="P4"/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Table_20_Contents"/>
          </table:table-cell>
          <table:table-cell table:style-name="Tabela3.B1" office:value-type="string">
            <text:p text:style-name="P17">WZÓR</text:p>
          </table:table-cell>
        </table:table-row>
        <table:table-row>
          <table:table-cell table:style-name="Tabela3.A2" office:value-type="string">
            <text:p text:style-name="P17">COG</text:p>
          </table:table-cell>
          <table:table-cell table:style-name="Tabela3.B2" office:value-type="string">
            <text:p text:style-name="Table_20_Contents"><draw:frame draw:style-name="fr9" draw:name="Obiekt8" text:anchor-type="as-char" svg:y="-1.427cm" svg:width="3.18cm" svg:height="2.612cm" draw:z-index="18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ela3.A2" office:value-type="string">
            <text:p text:style-name="P17">COS</text:p>
          </table:table-cell>
          <table:table-cell table:style-name="Tabela3.B2" office:value-type="string">
            <text:p text:style-name="Table_20_Contents"><draw:frame draw:style-name="fr9" draw:name="Obiekt9" text:anchor-type="as-char" svg:y="-1.012cm" svg:width="9.948cm" svg:height="1.783cm" draw:z-index="19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</table:table>
      <text:p text:style-name="P4"/>
      <text:p text:style-name="P4"/>
      <text:p text:style-name="P4"><draw:frame draw:style-name="fr4" draw:name="Obraz5" text:anchor-type="paragraph" svg:y="-0.332cm" svg:width="8.583cm" svg:height="5.923cm" draw:z-index="20"><draw:image xlink:href="../../img/cog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rys I.2.<text:span text:style-name="T10">3/1</text:span> <text:span text:style-name="T10">Wyostrzanie metodą COG</text:span></text:p>
      <text:h text:style-name="Heading_20_1" text:outline-level="1"/>
      <text:h text:style-name="Heading_20_1" text:outline-level="1">3. Przykład wnioskowania rozmytego</text:h>
      <text:h text:style-name="Heading_20_2" text:outline-level="2">3.1 <text:span text:style-name="T12">Modelowanie rozmyte na przykładzie zraszania trawnika</text:span></text:h>
      <text:h text:style-name="Heading_20_3" text:outline-level="3">3.1.1 <text:span text:style-name="T12">Zbieranie danych</text:span></text:h>
      <text:p text:style-name="P18">Załóżmy, że mamy trawnik o sporej powierzchni, który codziennie w miarę potrzeb podlewa sztab ogrodników. W celu zmniejszenia kosztów zatrudnienia chcemy utworzyć system, który będzie automatycznie zraszał nasz trawnik i będzie to robił w zależności od aktualnych warunków pogodowych – wilgotności gruntu i temperatury. W tym celu rozmieszczamy czujniki temperatury, wilgotności i nasłonecznienia w strategicznych punktach trawnika, tworzymy prosty system filtrujący błędne dane (powstałe w przypadku awarii jednego z czujników) i stajemy przed problemem implementacji właściwej aplikacji sterującej zraszaniem. Przy projektowaniu takiej aplikacji, w której zastosujemy logikę rozmytą, możemy skorzystać z pomocy jednego z ogrodników, który do tej pory pracował w naszym gospodarstwie. W tym celu prosimy go o spisanie zasad, którymi kierował się podlewając trawnik. Otrzymujemy od niego mniej więcej taki dokument:</text:p>
      <text:p text:style-name="P18"/>
      <text:p text:style-name="P18"/>
      <text:p text:style-name="P31"><text:soft-page-break/>Jeżeli temperatura jest bardzo niska to nie podlewamy trawnika</text:p>
      <text:p text:style-name="P31">Jeżeli wilgotność jest duża i temperatura jest niska to nie podlewamy trawnika</text:p>
      <text:p text:style-name="P31">Jeżeli wilgotność jest duża i temperatura jest średnia to nie podlewamy trawnika</text:p>
      <text:p text:style-name="P31">Jeżeli wilgotność jest duża i temperatura jest wysoka to ustawiamy słabe zraszanie</text:p>
      <text:p text:style-name="P31">Jeżeli wilgotność jest średnia i temperatura jest niska to nie podlewamy trawnika</text:p>
      <text:p text:style-name="P31">Jeżeli wilgotność jest średnia i temperatura jest średnia to ustawiamy słabe zraszanie</text:p>
      <text:p text:style-name="P31">Jeżeli wilgotność jest średnia i temperatura jest wysoka to ustawiamy średnie zraszanie</text:p>
      <text:p text:style-name="P31">Jeżeli wilgotność jest niska i temperatura jest niska to ustawiamy słabe zraszanie</text:p>
      <text:p text:style-name="P31">Jeżeli wilgotność jest niska i temperatura jest średnia to ustawiamy średnie zraszanie</text:p>
      <text:p text:style-name="P31">Jeżeli wilgotność jest niska i temperatura jest wysoka to ustawiamy silne zraszanie</text:p>
      <text:p text:style-name="P32"/>
      <text:p text:style-name="P32">Z racji, że pewne określenia zawarte w tym dokumencie nie do końca są jasne zbieramy kolejne informacje:</text:p>
      <text:p text:style-name="P29"><text:span text:style-name="T14">temperatura </text:span><text:span text:style-name="T15">bardzo niska jest poniżej </text:span><text:span text:style-name="T16">5</text:span>°<text:span text:style-name="T13">C</text:span></text:p>
      <text:p text:style-name="P30"><text:span text:style-name="T14">temperatura </text:span><text:span text:style-name="T15">niska to około 10</text:span>°<text:span text:style-name="T13">C</text:span></text:p>
      <text:p text:style-name="P30"><text:span text:style-name="T14">temperatura </text:span><text:span text:style-name="T15">średnia to około 18</text:span>°<text:span text:style-name="T13">C</text:span></text:p>
      <text:p text:style-name="P30"><text:span text:style-name="T14">temperatura </text:span><text:span text:style-name="T17">wysoka</text:span><text:span text:style-name="T15"> to </text:span><text:span text:style-name="T17">25</text:span><text:span text:style-name="T15"> </text:span>°<text:span text:style-name="T13">C i więcej</text:span></text:p>
      <text:p text:style-name="P34">dowiadujemy się też, że około to +- 8°C</text:p>
      <text:p text:style-name="P30"/>
      <text:p text:style-name="P34">wilgotność niska to poniżej 10%</text:p>
      <text:p text:style-name="P34">wilgotność średnia to około 15%</text:p>
      <text:p text:style-name="P34">wilgotność duża to to powyżej <text:span text:style-name="T18">20%</text:span></text:p>
      <text:p text:style-name="P35">około to +- <text:span text:style-name="T20">4</text:span>%</text:p>
      <text:p text:style-name="P35"/>
      <text:p text:style-name="P35">zraszanie słabe to 20%</text:p>
      <text:p text:style-name="P35">zraszanie średnie to 40%</text:p>
      <text:p text:style-name="P35">zraszanie silne to 60%</text:p>
      <text:p text:style-name="P35"/>
      <text:p text:style-name="P35">Większego zraszania nigdy nie ustawiali, ponieważ podmywało glebę. Z rozmowy wynika również, że sprawdzali warunki co pół godziny i dostrajali cały system, można jednak dostrajać go w trybie ciągłym, cały czas próbkując dane w małych odstępach czasu – wpłynie to pozytywnie na zużycie wody.</text:p>
      <text:p text:style-name="P35"/>
      <text:p text:style-name="P35">Z tak zebranymi danymi możemy przystąpić do zaprojektowania naszego systemu rozmytego.</text:p>
      <text:p text:style-name="P35"/>
      <text:p text:style-name="P35"/>
      <text:p text:style-name="P35"/>
      <text:p text:style-name="P35"/>
      <text:p text:style-name="P35"/>
      <text:p text:style-name="P35"/>
      <text:h text:style-name="Heading_20_3" text:outline-level="3"><text:soft-page-break/>3.1.2 Modelowanie rozmyte</text:h>
      <text:p text:style-name="Text_20_body"/>
      <text:p text:style-name="P42">Do implementacji naszej aplikacji zraszającej trawnik użyjemy modelu Mamdaniego. <text:s/>W ogólnym zarysie model ten prezentuje się następująco:</text:p>
      <text:p text:style-name="P19"/>
      <text:p text:style-name="P19"><draw:rect text:anchor-type="paragraph" draw:z-index="21" draw:style-name="gr2" draw:text-style-name="P66" svg:width="3.86cm" svg:height="4.388cm" svg:x="0.827cm" svg:y="0.129cm"><text:p text:style-name="P65"><text:span text:style-name="T29"/></text:p><text:p text:style-name="P65"><text:span text:style-name="T29">Fuzyfikacja</text:span></text:p><text:p text:style-name="P65"><text:span text:style-name="T29"/></text:p><text:p text:style-name="P65"><text:span text:style-name="T29"/></text:p><text:p text:style-name="P65"><text:span text:style-name="T29"><text:s/></text:span><text:span text:style-name="T29">- Funkcje przynależności</text:span></text:p><text:p text:style-name="P65"><text:span text:style-name="T29"><text:s text:c="3"/></text:span><text:span text:style-name="T29">wejść</text:span></text:p></draw:rect><draw:rect text:anchor-type="paragraph" draw:z-index="22" draw:style-name="gr2" draw:text-style-name="P68" svg:width="3.86cm" svg:height="4.388cm" svg:x="6.955cm" svg:y="0.129cm"><text:p text:style-name="P65"><text:span text:style-name="T29"/></text:p><text:p text:style-name="P65"><text:span text:style-name="T30">Inferencja</text:span></text:p><text:p text:style-name="P67"><text:span text:style-name="T30"/></text:p><text:p text:style-name="P67"><text:span text:style-name="T30"><text:s text:c="2"/></text:span><text:span text:style-name="T30">- Baza reguł</text:span></text:p><text:p text:style-name="P67"><text:span text:style-name="T30"><text:s text:c="2"/></text:span><text:span text:style-name="T30">- Mechanizm </text:span></text:p><text:p text:style-name="P67"><text:span text:style-name="T30"><text:s text:c="4"/></text:span><text:span text:style-name="T30">wnioskowania</text:span></text:p><text:p text:style-name="P67"><text:span text:style-name="T30"><text:s text:c="2"/></text:span><text:span text:style-name="T30">- Funkcje przynależności </text:span></text:p><text:p text:style-name="P67"><text:span text:style-name="T30"><text:s text:c="4"/></text:span><text:span text:style-name="T30">wyjść</text:span></text:p></draw:rect><draw:rect text:anchor-type="paragraph" draw:z-index="23" draw:style-name="gr2" draw:text-style-name="P69" svg:width="2.491cm" svg:height="4.388cm" svg:x="13.086cm" svg:y="0.108cm"><text:p text:style-name="P65"><text:span text:style-name="T30"/></text:p><text:p text:style-name="P65"><text:span text:style-name="T30">Defuzyfikacja</text:span></text:p><text:p text:style-name="P65"/><text:p text:style-name="P67"><text:span text:style-name="T30"><text:s text:c="2"/></text:span><text:span text:style-name="T30">- Mechanizm</text:span></text:p><text:p text:style-name="P67"><text:span text:style-name="T30"><text:s text:c="4"/></text:span><text:span text:style-name="T30">defuzyfikacji</text:span></text:p><text:p text:style-name="P67"><text:span text:style-name="T30"/></text:p><text:p text:style-name="P67"><text:span text:style-name="T30"/></text:p><text:p text:style-name="P67"><text:span text:style-name="T30"><text:s text:c="23"/></text:span></text:p></draw:rect><draw:custom-shape text:anchor-type="paragraph" draw:z-index="24" draw:style-name="gr3" draw:text-style-name="P70" svg:width="1.258cm" svg:height="0.265cm" svg:x="-0.43cm" svg:y="1.21cm"><svg:title>x1</svg:title><svg:desc>x1</svg:desc><text:p/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6" draw:style-name="gr1" draw:text-style-name="P63" svg:width="1.235cm" svg:height="0.83cm" svg:x="-0.407cm" svg:y="0.646cm"><text:p text:style-name="P64">x1</text:p></draw:rect><draw:rect text:anchor-type="paragraph" draw:z-index="25" draw:style-name="gr1" draw:text-style-name="P63" svg:width="1.235cm" svg:height="0.83cm" svg:x="-0.407cm" svg:y="2.63cm"><text:p text:style-name="P64">x3</text:p></draw:rect><draw:rect text:anchor-type="paragraph" draw:z-index="26" draw:style-name="gr1" draw:text-style-name="P63" svg:width="1.235cm" svg:height="0.83cm" svg:x="-0.407cm" svg:y="1.637cm"><text:p text:style-name="P64">x2</text:p></draw:rect><draw:custom-shape text:anchor-type="paragraph" draw:z-index="27" draw:style-name="gr3" draw:text-style-name="P70" svg:width="1.258cm" svg:height="0.265cm" svg:x="-0.43cm" svg:y="2.201cm"><svg:title>x1</svg:title><svg:desc>x1</svg:desc><text:p/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8" draw:style-name="gr4" draw:text-style-name="P71" svg:width="1.26cm" svg:height="0.269cm" svg:x="-0.407cm" svg:y="3.191cm"><svg:title>x1</svg:title><svg:desc>x1</svg:desc><text:p><text:span text:style-name="T31"/></text:p><text:p><text:span text:style-name="T31"/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9" draw:style-name="gr5" draw:text-style-name="P70" svg:width="2.269cm" svg:height="0.209cm" svg:x="4.687cm" svg:y="0.923cm"><svg:title>x1</svg:title><svg:desc>x1</svg:desc><text:p/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0" draw:style-name="gr5" draw:text-style-name="P70" svg:width="2.269cm" svg:height="0.209cm" svg:x="4.687cm" svg:y="3.766cm"><svg:title>x1</svg:title><svg:desc>x1</svg:desc><text:p/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1" draw:style-name="gr5" draw:text-style-name="P70" svg:width="2.269cm" svg:height="0.209cm" svg:x="4.687cm" svg:y="2.842cm"><svg:title>x1</svg:title><svg:desc>x1</svg:desc><text:p/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2" draw:style-name="gr5" draw:text-style-name="P70" svg:width="2.269cm" svg:height="0.209cm" svg:x="4.687cm" svg:y="1.871cm"><svg:title>x1</svg:title><svg:desc>x1</svg:desc><text:p/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5" draw:style-name="gr1" draw:text-style-name="P63" svg:width="2.269cm" svg:height="0.83cm" svg:x="4.687cm" svg:y="1.251cm"><text:p>μ<text:span text:style-name="T28">B</text:span>(x1)</text:p></draw:rect><draw:rect text:anchor-type="paragraph" draw:z-index="4" draw:style-name="gr1" draw:text-style-name="P63" svg:width="2.269cm" svg:height="0.83cm" svg:x="4.687cm" svg:y="0.302cm"><text:p>μ<text:span text:style-name="T28">A</text:span>(x1)</text:p></draw:rect><draw:rect text:anchor-type="paragraph" draw:z-index="3" draw:style-name="gr1" draw:text-style-name="P63" svg:width="2.269cm" svg:height="0.83cm" svg:x="4.687cm" svg:y="2.221cm"><text:p>μ<text:span text:style-name="T28">C</text:span>(x2)</text:p></draw:rect><draw:rect text:anchor-type="paragraph" draw:z-index="2" draw:style-name="gr1" draw:text-style-name="P63" svg:width="2.269cm" svg:height="0.83cm" svg:x="4.687cm" svg:y="3.145cm"><text:p>μ<text:span text:style-name="T28">D</text:span>(x3)</text:p></draw:rect><draw:custom-shape text:anchor-type="paragraph" draw:z-index="33" draw:style-name="gr5" draw:text-style-name="P70" svg:width="2.269cm" svg:height="0.209cm" svg:x="10.818cm" svg:y="2.224cm"><svg:title>x1</svg:title><svg:desc>x1</svg:desc><text:p/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1" draw:style-name="gr1" draw:text-style-name="P63" svg:width="2.269cm" svg:height="0.83cm" svg:x="10.814cm" svg:y="1.603cm"><text:p>μ<text:span text:style-name="T28">Accu</text:span>(y)</text:p></draw:rect><draw:custom-shape text:anchor-type="paragraph" draw:z-index="34" draw:style-name="gr6" draw:text-style-name="P70" svg:width="1.368cm" svg:height="0.209cm" svg:x="15.577cm" svg:y="2.201cm"><svg:title>x1</svg:title><svg:desc>x1</svg:desc><text:p/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0" draw:style-name="gr1" draw:text-style-name="P63" svg:width="1.523cm" svg:height="0.83cm" svg:x="15.577cm" svg:y="1.58cm"><text:p>y</text:p></draw:rect><text:tab/></text:p>
      <text:p text:style-name="P19"/>
      <text:p text:style-name="P19"/>
      <text:p text:style-name="P19"/>
      <text:p text:style-name="P19"/>
      <text:p text:style-name="P19"/>
      <text:p text:style-name="P20"/>
      <text:p text:style-name="P21">Z naszych danych tworzymy funkcje przynależności <text:s/>zmiennych wejściowych:</text:p>
      <text:p text:style-name="P21"><draw:frame draw:style-name="fr5" draw:name="Obraz6" text:anchor-type="paragraph" svg:x="0.127cm" svg:y="0.265cm" svg:width="16.746cm" svg:height="6.253cm" draw:z-index="35"><draw:image xlink:href="../../img/zraszanie-temperatura.png" xlink:type="simple" xlink:show="embed" xlink:actuate="onLoad"/></draw:frame></text:p>
      <text:p text:style-name="P13">rys I.<text:span text:style-name="T19">3</text:span>.<text:span text:style-name="T19">1</text:span>.<text:span text:style-name="T19">2/1 Zraszanie trawnika, funkcje przynależności termów zmiennej temperatura</text:span></text:p>
      <text:p text:style-name="P23"/>
      <text:p text:style-name="P23">Przy tworzeniu zbiorów korzystamy z punktów które przedstawił nam ogrodnik opisując własne podejście do temperatury tworząc z nich kolejne termy:</text:p>
      <text:list xml:id="list1365296659351882626" text:style-name="L52">
        <text:list-item>
          <text:p text:style-name="P43">TERM bardzo_niska := (-15,1) (5,1) (13,0);</text:p>
        </text:list-item>
        <text:list-item>
          <text:p text:style-name="P43">TERM niska := (2, 0) (10, 1) (18, 0);</text:p>
        </text:list-item>
        <text:list-item>
          <text:p text:style-name="P43">TERM srednia := (10, 0) (18, 1) (26,0);</text:p>
        </text:list-item>
        <text:list-item>
          <text:p text:style-name="P43">TERM wysoka := <text:s/>(17,0) (25, 1) (40, 1);</text:p>
        </text:list-item>
      </text:list>
      <text:p text:style-name="P22"/>
      <text:p text:style-name="P23"><text:soft-page-break/>Kolejną zmienną wejściową jest wilgotność gruntu dla uproszczenia nazwana dalej wilgotnością:</text:p>
      <text:p text:style-name="P14"><draw:frame draw:style-name="fr6" draw:name="Obraz7" text:anchor-type="paragraph" svg:width="16.769cm" svg:height="6.87cm" draw:z-index="36"><draw:image xlink:href="../../img/zraszanie-wilgotnosc.png" xlink:type="simple" xlink:show="embed" xlink:actuate="onLoad"/></draw:frame>rys I.<text:span text:style-name="T19">3</text:span>.<text:span text:style-name="T19">1</text:span>.<text:span text:style-name="T19">2/2 Zraszanie trawnika, funkcje przynależności termów zmiennej wilgotność</text:span></text:p>
      <text:p text:style-name="P24"/>
      <text:p text:style-name="P24">Pozostaje jeszcze zmienna wyjściowa zraszanie, którą opiszemy specjalnym rodzajem termów – singletonami :</text:p>
      <text:p text:style-name="P24"/>
      <text:p text:style-name="P14"><draw:frame draw:style-name="fr7" draw:name="Obraz8" text:anchor-type="paragraph" svg:width="17cm" svg:height="6.92cm" draw:z-index="37"><draw:image xlink:href="../../img/zraszanie-zraszanie.png" xlink:type="simple" xlink:show="embed" xlink:actuate="onLoad"/></draw:frame>rys I.<text:span text:style-name="T19">3</text:span>.<text:span text:style-name="T19">1</text:span>.<text:span text:style-name="T19">2/3 Zraszanie trawnika, funkcje przynależności termów zmiennej wyjściowej zraszanie</text:span></text:p>
      <text:p text:style-name="P25">Do tego potrzebujemy jeszcze zestawu reguł, które opisał nam ogrodnik. Dla ułatwienia zapiszę je w notacji używanej w FCL:</text:p>
      <text:list xml:id="list7251738933074211235" text:style-name="L53">
        <text:list-item>
          <text:p text:style-name="P50">RULE 1: if temperatura is bardzo_niska then zraszanie is brak;</text:p>
        </text:list-item>
      </text:list>
      <text:list xml:id="list3489026448406425912" text:style-name="L54">
        <text:list-item>
          <text:p text:style-name="P52">RULE 2: if wilgotnosc is duza and temperatura is niska then zraszanie is brak;</text:p>
        </text:list-item>
        <text:list-item>
          <text:p text:style-name="P52">RULE 3: if wilgotnosc is duza and temperatura is srednia then zraszanie is brak;</text:p>
        </text:list-item>
        <text:list-item>
          <text:p text:style-name="P52">RULE 4: if wilgotnosc is duza and temperatura is wysoka then zraszanie is slabe;</text:p>
        </text:list-item>
        <text:list-item>
          <text:p text:style-name="P52">RULE 5: if wilgotnosc is srednia and temperatura is niska then zraszanie is brak;</text:p>
        </text:list-item>
        <text:list-item>
          <text:p text:style-name="P52">RULE 6: if wilgotnosc is srednia and temperatura is srednia then zraszanie is slabe;</text:p>
        </text:list-item>
        <text:list-item>
          <text:p text:style-name="P52">RULE 7: if wilgotnosc is srednia and temperatura is wysoka then zraszanie is srednie;</text:p>
        </text:list-item>
        <text:list-item>
          <text:p text:style-name="P52">RULE 8: if wilgotnosc is niska and temperatura is niska then zraszanie is slabe;</text:p>
        </text:list-item>
        <text:list-item>
          <text:p text:style-name="P52">RULE 9: if wilgotnosc is niska and temperatura is srednia then zraszanie is srednie;</text:p>
        </text:list-item>
        <text:list-item>
          <text:p text:style-name="P52">RULE 10: if wilgotnosc is niska and temperatura is wysoka then zraszanie is silne;</text:p>
        </text:list-item>
      </text:list>
      <text:p text:style-name="P33"/>
      <text:p text:style-name="P33"><text:soft-page-break/>Tak zdefiniowane reguły i funkcje przynależności termów zmiennych wejściowych i wyjściowych opisują model Mamda<text:span text:style-name="T22">ni</text:span>ego. Przeprowadzimy teraz przykładowy proces wnioskowania od początku do końca.</text:p>
      <text:h text:style-name="P57" text:outline-level="3">3.1.<text:span text:style-name="T21">3</text:span> <text:span text:style-name="T21">Rozmywanie (fuzyfikacja)</text:span></text:h>
      <text:p text:style-name="P26">Załóżmy stan zmiennych wejściowych :</text:p>
      <text:list xml:id="list8478154262710421509" text:style-name="L55">
        <text:list-item>
          <text:p text:style-name="P55">temperatura : 20°<text:span text:style-name="T13">C</text:span></text:p>
        </text:list-item>
        <text:list-item>
          <text:p text:style-name="P55">wilgotność : 16%</text:p>
        </text:list-item>
      </text:list>
      <text:p text:style-name="P36">Obliczamy wartości funkcji <text:span text:style-name="T26">przynależności </text:span>szczególnych predykatów reguł. Otrzymujemy:</text:p>
      <text:p text:style-name="P41"><draw:frame draw:style-name="fr9" draw:name="Obiekt10" text:anchor-type="as-char" svg:y="-0.386cm" svg:width="5.757cm" svg:height="0.542cm" draw:z-index="41"><draw:object xlink:href="./Object 10" xlink:type="simple" xlink:show="embed" xlink:actuate="onLoad"/><draw:image xlink:href="./ObjectReplacements/Object 10" xlink:type="simple" xlink:show="embed" xlink:actuate="onLoad"/></draw:frame></text:p>
      <text:p text:style-name="P41"><draw:frame draw:style-name="fr9" draw:name="Obiekt11" text:anchor-type="as-char" svg:y="-0.386cm" svg:width="5.918cm" svg:height="0.542cm" draw:z-index="42"><draw:object xlink:href="./Object 11" xlink:type="simple" xlink:show="embed" xlink:actuate="onLoad"/><draw:image xlink:href="./ObjectReplacements/Object 11" xlink:type="simple" xlink:show="embed" xlink:actuate="onLoad"/></draw:frame></text:p>
      <text:p text:style-name="P38">Dla pozostałych predykatów występujących w regułach wartość funkcji <text:span text:style-name="T26">przynależności</text:span> wynosi 0. Widać to na poniższym wykresie – przecięcie wykresów termów z fioletowym singletonem @value:</text:p>
      <text:p text:style-name="P60"><draw:frame draw:style-name="fr3" draw:name="Obraz9" text:anchor-type="paragraph" svg:width="15.224cm" svg:height="5.184cm" draw:z-index="38"><draw:image xlink:href="../../img/temperatura-akt.png" xlink:type="simple" xlink:show="embed" xlink:actuate="onLoad"/></draw:frame>rys I.3.1.3/1 Funkcje aktywacji termów zmiennej wejściowej temperatura</text:p>
      <text:p text:style-name="P27"/>
      <text:p text:style-name="P27">Fuzyfikujemy również zmienną wilgotność :</text:p>
      <text:p text:style-name="P61"><draw:frame draw:style-name="fr3" draw:name="Obraz10" text:anchor-type="paragraph" svg:width="14.534cm" svg:height="5.487cm" draw:z-index="39"><draw:image xlink:href="../../img/wilgotnosc-akt.png" xlink:type="simple" xlink:show="embed" xlink:actuate="onLoad"/></draw:frame>rys I.3.1.3/1 Funkcje aktywacji termów zmiennej wejściowej wilgotność</text:p>
      <text:p text:style-name="P37"/>
      <text:p text:style-name="P27"><draw:frame draw:style-name="fr10" draw:name="Obiekt12" text:anchor-type="paragraph" svg:x="0.201cm" svg:y="0.097cm" svg:width="5.604cm" svg:height="0.542cm" draw:z-index="40"><draw:object xlink:href="./Object 12" xlink:type="simple" xlink:show="embed" xlink:actuate="onLoad"/><draw:image xlink:href="./ObjectReplacements/Object 12" xlink:type="simple" xlink:show="embed" xlink:actuate="onLoad"/></draw:frame></text:p>
      <text:p text:style-name="P28">Dla pozostałych termów wartość funkcji <text:span text:style-name="T26">przynależności</text:span> wynosi 0.</text:p>
      <text:h text:style-name="P57" text:outline-level="3"><text:soft-page-break/>3.1.4 Wnioskowanie (inferencja)</text:h>
      <text:p text:style-name="P44">Wnioskowanie rozpoczyna się od wyszukania tych reguł, których predykaty przesłanek mają niezerowe <text:span text:style-name="T25">wartości </text:span>funkcj<text:span text:style-name="T25">i</text:span> aktywacji:</text:p>
      <text:list xml:id="list193739850473851" text:continue-list="list7251738933074211235" text:style-name="L53">
        <text:list-item>
          <text:p text:style-name="P51">RULE 1: if temperatura is bardzo_niska then zraszanie is brak;</text:p>
        </text:list-item>
      </text:list>
      <text:list xml:id="list3681523025441856385" text:style-name="L56">
        <text:list-item>
          <text:p text:style-name="P53">RULE 2: if wilgotnosc is duza and temperatura is niska then zraszanie is brak;</text:p>
        </text:list-item>
        <text:list-item>
          <text:p text:style-name="P53">RULE 3: if wilgotnosc is duza and <text:span text:style-name="T23">temperatura is srednia</text:span> then zraszanie is brak;</text:p>
        </text:list-item>
        <text:list-item>
          <text:p text:style-name="P53">RULE 4: if wilgotnosc is duza and <text:span text:style-name="T23">temperatura is </text:span><text:span text:style-name="T24">wysoka</text:span> then zraszanie is slabe;</text:p>
        </text:list-item>
        <text:list-item>
          <text:p text:style-name="P53">RULE 5: if <text:span text:style-name="T23">wilgotnosc is srednia</text:span> and temperatura is niska then zraszanie is brak;</text:p>
        </text:list-item>
        <text:list-item>
          <text:p text:style-name="P53">RULE 6: if <text:span text:style-name="T23">wilgotnosc is srednia</text:span> and <text:span text:style-name="T23">temperatura is srednia</text:span> then zraszanie is slabe;</text:p>
        </text:list-item>
        <text:list-item>
          <text:p text:style-name="P53">RULE 7: if <text:span text:style-name="T23">wilgotnosc is srednia</text:span> and <text:span text:style-name="T23">temperatura is </text:span><text:span text:style-name="T24">wysoka</text:span> then zraszanie is srednie;</text:p>
        </text:list-item>
        <text:list-item>
          <text:p text:style-name="P53">RULE 8: if wilgotnosc is niska and temperatura is niska then zraszanie is slabe;</text:p>
        </text:list-item>
        <text:list-item>
          <text:p text:style-name="P53">RULE 9: if wilgotnosc is niska and <text:span text:style-name="T23">temperatura is srednia</text:span> then zraszanie is srednie;</text:p>
        </text:list-item>
        <text:list-item>
          <text:p text:style-name="P53">RULE 10: if wilgotnosc is niska and <text:span text:style-name="T23">temperatura is </text:span><text:span text:style-name="T24">wysoka</text:span> then zraszanie is silne;</text:p>
        </text:list-item>
      </text:list>
      <text:p text:style-name="P45"/>
      <text:p text:style-name="P45">Następnie obliczamy wartość <text:span text:style-name="T26">funkcji aktywacji całych przesłanek reguł, w których występują niezerowe funkcje aktywacji predykatów. Zakładamy, że spójnik AND wyraża się t-normą MIN</text:span></text:p>
      <text:list xml:id="list193740158908868" text:continue-numbering="true" text:style-name="L56">
        <text:list-item>
          <text:p text:style-name="P54">RULE 3: if wilgotnosc is duza and <text:span text:style-name="T23">temperatura is srednia</text:span> then zraszanie is brak;</text:p>
        </text:list-item>
      </text:list>
      <text:p text:style-name="P46"/>
      <text:p text:style-name="P45"><draw:frame draw:style-name="fr11" draw:name="Obiekt13" text:anchor-type="as-char" svg:y="-0.838cm" svg:width="5.794cm" svg:height="1.589cm" draw:z-index="43"><draw:object xlink:href="./Object 13" xlink:type="simple" xlink:show="embed" xlink:actuate="onLoad"/><draw:image xlink:href="./ObjectReplacements/Object 13" xlink:type="simple" xlink:show="embed" xlink:actuate="onLoad"/></draw:frame></text:p>
      <text:p text:style-name="P46">Jak widzimy wartość funkcji aktywacji tej reguły wynosi 0. Możemy to odnieść do pozostałych reguł, w których przesłankach występują predykaty o zerowej wartości funkcji przynależności. Pozostają nam następujące reguły :</text:p>
      <text:list xml:id="list193740232777234" text:continue-numbering="true" text:style-name="L56">
        <text:list-item>
          <text:p text:style-name="P54">RULE 6: if <text:span text:style-name="T23">wilgotnosc is srednia</text:span> and <text:span text:style-name="T23">temperatura is srednia</text:span> then zraszanie is slabe;</text:p>
        </text:list-item>
        <text:list-item>
          <text:p text:style-name="P54">RULE 7: if <text:span text:style-name="T23">wilgotnosc is srednia</text:span> and <text:span text:style-name="T23">temperatura is </text:span><text:span text:style-name="T24">wysoka</text:span> then zraszanie is srednie;</text:p>
        </text:list-item>
      </text:list>
      <text:p text:style-name="P46"/>
      <text:p text:style-name="P46">Obliczamy wartości funkcji aktywacji tych reguł :</text:p>
      <text:p text:style-name="P46"/>
      <text:p text:style-name="P46"><draw:frame draw:style-name="fr11" draw:name="Obiekt14" text:anchor-type="as-char" svg:y="-0.838cm" svg:width="6.008cm" svg:height="1.589cm" draw:z-index="44"><draw:object xlink:href="./Object 14" xlink:type="simple" xlink:show="embed" xlink:actuate="onLoad"/><draw:image xlink:href="./ObjectReplacements/Object 14" xlink:type="simple" xlink:show="embed" xlink:actuate="onLoad"/></draw:frame></text:p>
      <text:p text:style-name="P46"><draw:frame draw:style-name="fr11" draw:name="Obiekt15" text:anchor-type="as-char" svg:y="-0.84cm" svg:width="6.227cm" svg:height="1.595cm" draw:z-index="45"><draw:object xlink:href="./Object 15" xlink:type="simple" xlink:show="embed" xlink:actuate="onLoad"/><draw:image xlink:href="./ObjectReplacements/Object 15" xlink:type="simple" xlink:show="embed" xlink:actuate="onLoad"/><svg:desc>formuła</svg:desc></draw:frame></text:p>
      <text:p text:style-name="P47"/>
      <text:p text:style-name="P47"/>
      <text:p text:style-name="P47">Zgodnie z konkluzją naszych reguł otrzymujemy zraszanie słabe na poziomie 0,75 i średnie na poziomie 0,375. <text:span text:style-name="T27">Przeprowadzamy implikację na tych regułach (operator MIN) co prowadzi do powstania następujących termów :</text:span></text:p>
      <text:p text:style-name="P46"/>
      <text:p text:style-name="P62"><draw:frame draw:style-name="fr8" draw:name="Obraz11" text:anchor-type="paragraph" svg:width="11.231cm" svg:height="6.902cm" draw:z-index="46"><draw:image xlink:href="../../img/zraszanie-accu.png" xlink:type="simple" xlink:show="embed" xlink:actuate="onLoad" draw:filter-name="&lt;Wszystkie formaty&gt;"/></draw:frame><text:soft-page-break/>rys I.3.1.<text:span text:style-name="T27">4</text:span>/1 <text:span text:style-name="T27">Aktywacja predykatów konkluzji wraz z akumulacją termów</text:span></text:p>
      <text:p text:style-name="P62"/>
      <text:p text:style-name="P48">Na tym wykresie czerwoną linią zaznaczono poziom obcięcia singletonów termów SLABE I SREDNIE. Jednocześnie czerwony wykres jest akumulacją zbiorów tych dwóch singletonów. Użyty operator akumulacji to MAX.</text:p>
      <text:h text:style-name="P58" text:outline-level="3">3.1.5 Defuzyfikacja</text:h>
      <text:p text:style-name="P48">Do defuzyfikacji użyjemy metody CoS (Centre of Singleton) zwaną również CoGS (Centre of Gravity for Singletons). Nie musimy obliczać całek oznaczonych jak w przypadku metody COG, ponieważ znamy z góry kształt funkcji przynależności zakumulowanych termów.</text:p>
      <text:p text:style-name="P49">Wzór służący do obliczania tą metodą to :</text:p>
      <text:p text:style-name="P49"><draw:frame draw:style-name="fr9" draw:name="Obiekt16" text:anchor-type="as-char" svg:y="-1.012cm" svg:width="9.948cm" svg:height="1.783cm" draw:z-index="47"><draw:object xlink:href="./Object 16" xlink:type="simple" xlink:show="embed" xlink:actuate="onLoad"/><draw:image xlink:href="./ObjectReplacements/Object 16" xlink:type="simple" xlink:show="embed" xlink:actuate="onLoad"/><svg:desc>formuła</svg:desc></draw:frame></text:p>
      <text:p text:style-name="P49">Obliczamy dla naszych danych:</text:p>
      <text:p text:style-name="P49"><draw:frame draw:style-name="fr9" draw:name="Obiekt17" text:anchor-type="as-char" svg:y="-0.623cm" svg:width="7.368cm" svg:height="1.002cm" draw:z-index="48"><draw:object xlink:href="./Object 17" xlink:type="simple" xlink:show="embed" xlink:actuate="onLoad"/><draw:image xlink:href="./ObjectReplacements/Object 17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/>
    <style:style style:name="Illustration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/>
    <style:style style:name="Te" style:family="paragraph" style:parent-style-name="Illustration">
      <style:paragraph-properties fo:margin-top="0.302cm" fo:margin-bottom="0.302cm" loext:contextual-spacing="false" fo:text-align="center" style:justify-single-word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10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1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00:46:10.395122776</meta:creation-date>
    <meta:generator>LibreOffice/4.4.2.2$Linux_X86_64 LibreOffice_project/40m0$Build-2</meta:generator>
    <dc:date>2015-07-06T19:37:38.967836235</dc:date>
    <meta:editing-duration>PT11H38M22S</meta:editing-duration>
    <meta:editing-cycles>40</meta:editing-cycles>
    <meta:document-statistic meta:table-count="3" meta:image-count="11" meta:object-count="17" meta:page-count="11" meta:paragraph-count="159" meta:word-count="1900" meta:character-count="13164" meta:non-whitespace-character-count="11425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row>
        <mspace width="0.5em"/>
        <mo stretchy="false">=</mo>
        <mspace width="0.5em"/>
      </mrow>
      <mrow>
        <mo fence="true" stretchy="false">{</mo>
        <mrow>
          <mtable>
            <mtr>
              <mtd>
                <mrow>
                  <mspace width="1em"/>
                  <mn>1</mn>
                  <mspace width="1em"/>
                  <mi mathvariant="normal">:</mi>
                  <mspace width="1em"/>
                  <mi>x</mi>
                  <mrow>
                    <mspace width="1em"/>
                    <mo stretchy="false">=</mo>
                    <mspace width="1em"/>
                  </mrow>
                  <mi>C</mi>
                </mrow>
              </mtd>
            </mtr>
            <mtr>
              <mtd>
                <mrow>
                  <mspace width="1em"/>
                  <mn>0</mn>
                  <mspace width="1em"/>
                  <mi mathvariant="normal">:</mi>
                  <mspace width="1em"/>
                  <mi>x</mi>
                  <mrow>
                    <mspace width="1em"/>
                    <mo stretchy="false">≠</mo>
                    <mspace width="1em"/>
                  </mrow>
                  <mi>C</mi>
                </mrow>
              </mtd>
            </mtr>
          </mtable>
        </mrow>
        <mo fence="true" stretchy="false">}</mo>
      </mrow>
    </mrow>
    <annotation encoding="StarMath 5.0">f(x)` = `lbrace  binom{``1``: ``x`` =`` C}{``0``:``x``&lt;&gt;``C } rbrace</annotation>
  </semantics>
</math>
</file>

<file path=Object 10/content.xml><?xml version="1.0" encoding="utf-8"?>
<math xmlns="http://www.w3.org/1998/Math/MathML" display="block">
  <semantics>
    <mrow>
      <msub>
        <mi>μ</mi>
        <mrow>
          <mi mathvariant="italic">TEMPERATURA</mi>
          <mspace width="0.5em"/>
          <mi mathvariant="italic">IS</mi>
          <mspace width="0.5em"/>
          <mi mathvariant="italic">SREDNIA</mi>
        </mrow>
      </msub>
      <mspace width="0.5em"/>
      <mrow>
        <mo fence="true" stretchy="false">(</mo>
        <mrow>
          <mn>20</mn>
        </mrow>
        <mo fence="true" stretchy="false">)</mo>
      </mrow>
      <mrow>
        <mspace width="0.5em"/>
        <mo stretchy="false">=</mo>
        <mspace width="0.5em"/>
      </mrow>
      <mn>0,75</mn>
    </mrow>
    <annotation encoding="StarMath 5.0">μ_{TEMPERATURA`IS`SREDNIA}`(20)`=`0,75</annotation>
  </semantics>
</math>
</file>

<file path=Object 11/content.xml><?xml version="1.0" encoding="utf-8"?>
<math xmlns="http://www.w3.org/1998/Math/MathML" display="block">
  <semantics>
    <mrow>
      <msub>
        <mi>μ</mi>
        <mrow>
          <mi mathvariant="italic">TEMPERATURA</mi>
          <mspace width="0.5em"/>
          <mi mathvariant="italic">IS</mi>
          <mspace width="0.5em"/>
          <mi mathvariant="italic">WYSOKA</mi>
        </mrow>
      </msub>
      <mspace width="0.5em"/>
      <mrow>
        <mo fence="true" stretchy="false">(</mo>
        <mrow>
          <mn>20</mn>
        </mrow>
        <mo fence="true" stretchy="false">)</mo>
      </mrow>
      <mrow>
        <mspace width="0.5em"/>
        <mo stretchy="false">=</mo>
        <mspace width="0.5em"/>
      </mrow>
      <mn>0,375</mn>
    </mrow>
    <annotation encoding="StarMath 5.0">μ_{TEMPERATURA`IS`WYSOKA}`(20)`=`0,375</annotation>
  </semantics>
</math>
</file>

<file path=Object 12/content.xml><?xml version="1.0" encoding="utf-8"?>
<math xmlns="http://www.w3.org/1998/Math/MathML" display="block">
  <semantics>
    <mrow>
      <msub>
        <mi>μ</mi>
        <mrow>
          <mi mathvariant="italic">WILGOTNOSC</mi>
          <mspace width="0.5em"/>
          <mi mathvariant="italic">IS</mi>
          <mspace width="0.5em"/>
          <mi mathvariant="italic">SREDNIA</mi>
        </mrow>
      </msub>
      <mspace width="0.5em"/>
      <mrow>
        <mo fence="true" stretchy="false">(</mo>
        <mrow>
          <mn>16</mn>
        </mrow>
        <mo fence="true" stretchy="false">)</mo>
      </mrow>
      <mrow>
        <mspace width="0.5em"/>
        <mo stretchy="false">=</mo>
        <mspace width="0.5em"/>
      </mrow>
      <mn>0,75</mn>
    </mrow>
    <annotation encoding="StarMath 5.0">μ_{WILGOTNOSC`IS`SREDNIA}`(16)`=`0,75</annotation>
  </semantics>
</math>
</file>

<file path=Object 13/content.xml><?xml version="1.0" encoding="utf-8"?>
<math xmlns="http://www.w3.org/1998/Math/MathML" display="block">
  <semantics>
    <mtable>
      <mtr>
        <mtd>
          <mrow>
            <msub>
              <mi>μ</mi>
              <mrow>
                <mi mathvariant="italic">RULE</mi>
                <mn>3</mn>
              </mrow>
            </msub>
            <mspace width="0.5em"/>
            <mrow>
              <mo fence="true" stretchy="false">(</mo>
              <mrow>
                <mn>16,20</mn>
              </mrow>
              <mo fence="true" stretchy="false">)</mo>
            </mrow>
            <mrow>
              <mspace width="0.5em"/>
              <mo stretchy="false">=</mo>
              <mspace width="0.5em"/>
            </mrow>
            <mi mathvariant="italic">min</mi>
            <mrow>
              <mo fence="true" stretchy="false">(</mo>
              <mrow>
                <mrow>
                  <mn>0.0</mn>
                  <mspace width="0.5em"/>
                  <mi>,</mi>
                  <mspace width="0.5em"/>
                  <mn>0.75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sub>
              <mi>μ</mi>
              <mrow>
                <mi mathvariant="italic">RULE</mi>
                <mn>3</mn>
              </mrow>
            </msub>
            <mspace width="0.5em"/>
            <mrow>
              <mo fence="true" stretchy="false">(</mo>
              <mrow>
                <mn>16,20</mn>
              </mrow>
              <mo fence="true" stretchy="false">)</mo>
            </mrow>
            <mrow>
              <mspace width="0.5em"/>
              <mo stretchy="false">=</mo>
              <mspace width="0.5em"/>
            </mrow>
            <mn>0</mn>
          </mrow>
        </mtd>
      </mtr>
    </mtable>
    <annotation encoding="StarMath 5.0">μ_{RULE 3}`(16,20)`=`min( 0.0` ,` 0.75 ) newline newline μ_{RULE 3}`(16,20)`=`0</annotation>
  </semantics>
</math>
</file>

<file path=Object 14/content.xml><?xml version="1.0" encoding="utf-8"?>
<math xmlns="http://www.w3.org/1998/Math/MathML" display="block">
  <semantics>
    <mtable>
      <mtr>
        <mtd>
          <mrow>
            <msub>
              <mi>μ</mi>
              <mrow>
                <mi mathvariant="italic">RULE</mi>
                <mn>6</mn>
              </mrow>
            </msub>
            <mspace width="0.5em"/>
            <mrow>
              <mo fence="true" stretchy="false">(</mo>
              <mrow>
                <mn>16,20</mn>
              </mrow>
              <mo fence="true" stretchy="false">)</mo>
            </mrow>
            <mrow>
              <mspace width="0.5em"/>
              <mo stretchy="false">=</mo>
              <mspace width="0.5em"/>
            </mrow>
            <mi mathvariant="italic">min</mi>
            <mrow>
              <mo fence="true" stretchy="false">(</mo>
              <mrow>
                <mrow>
                  <mn>0.75</mn>
                  <mspace width="0.5em"/>
                  <mi>,</mi>
                  <mspace width="0.5em"/>
                  <mn>0.75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sub>
              <mi>μ</mi>
              <mrow>
                <mi mathvariant="italic">RULE</mi>
                <mn>6</mn>
              </mrow>
            </msub>
            <mspace width="0.5em"/>
            <mrow>
              <mo fence="true" stretchy="false">(</mo>
              <mrow>
                <mn>16,20</mn>
              </mrow>
              <mo fence="true" stretchy="false">)</mo>
            </mrow>
            <mrow>
              <mspace width="0.5em"/>
              <mo stretchy="false">=</mo>
              <mspace width="0.5em"/>
            </mrow>
            <mn>0.75</mn>
          </mrow>
        </mtd>
      </mtr>
    </mtable>
    <annotation encoding="StarMath 5.0">μ_{RULE 6}`(16,20)`=`min( 0.75` ,` 0.75 ) newline newline μ_{RULE 6}`(16,20)`=`0.75</annotation>
  </semantics>
</math>
</file>

<file path=Object 15/content.xml><?xml version="1.0" encoding="utf-8"?>
<math xmlns="http://www.w3.org/1998/Math/MathML" display="block">
  <semantics>
    <mtable>
      <mtr>
        <mtd>
          <mrow>
            <msub>
              <mi>μ</mi>
              <mrow>
                <mi mathvariant="italic">RULE</mi>
                <mn>7</mn>
              </mrow>
            </msub>
            <mspace width="0.5em"/>
            <mrow>
              <mo fence="true" stretchy="false">(</mo>
              <mrow>
                <mn>16,20</mn>
              </mrow>
              <mo fence="true" stretchy="false">)</mo>
            </mrow>
            <mrow>
              <mspace width="0.5em"/>
              <mo stretchy="false">=</mo>
              <mspace width="0.5em"/>
            </mrow>
            <mi mathvariant="italic">min</mi>
            <mrow>
              <mo fence="true" stretchy="false">(</mo>
              <mrow>
                <mrow>
                  <mn>0.75</mn>
                  <mspace width="0.5em"/>
                  <mi>,</mi>
                  <mspace width="0.5em"/>
                  <mn>0.375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sub>
              <mi>μ</mi>
              <mrow>
                <mi mathvariant="italic">RULE</mi>
                <mn>7</mn>
              </mrow>
            </msub>
            <mspace width="0.5em"/>
            <mrow>
              <mo fence="true" stretchy="false">(</mo>
              <mrow>
                <mn>16,20</mn>
              </mrow>
              <mo fence="true" stretchy="false">)</mo>
            </mrow>
            <mrow>
              <mspace width="0.5em"/>
              <mo stretchy="false">=</mo>
              <mspace width="0.5em"/>
            </mrow>
            <mn>0.375</mn>
          </mrow>
        </mtd>
      </mtr>
    </mtable>
    <annotation encoding="StarMath 5.0">μ_{RULE 7}`(16,20)`=`min( 0.75` ,` 0.375 ) newline newline μ_{RULE 7}`(16,20)`=`0.375</annotation>
  </semantics>
</math>
</file>

<file path=Object 16/content.xml><?xml version="1.0" encoding="utf-8"?>
<math xmlns="http://www.w3.org/1998/Math/MathML" display="block">
  <semantics>
    <mrow>
      <mrow>
        <mi>v</mi>
        <mo stretchy="false">=</mo>
        <mfrac>
          <mrow>
            <mrow>
              <munder>
                <mo stretchy="false">∑</mo>
                <mrow>
                  <mi>t</mi>
                  <mo stretchy="false">∈</mo>
                  <mi>S</mi>
                </mrow>
              </munder>
              <msub>
                <mi>μ</mi>
                <mi>t</mi>
              </msub>
            </mrow>
            <mrow>
              <mo fence="true" stretchy="false">(</mo>
              <mrow>
                <mi>t</mi>
              </mrow>
              <mo fence="true" stretchy="false">)</mo>
            </mrow>
            <mi>t</mi>
          </mrow>
          <mrow>
            <mrow>
              <munder>
                <mo stretchy="false">∑</mo>
                <mrow>
                  <mi>t</mi>
                  <mo stretchy="false">∈</mo>
                  <mi>S</mi>
                </mrow>
              </munder>
              <msub>
                <mi>μ</mi>
                <mi>t</mi>
              </msub>
            </mrow>
            <mrow>
              <mo fence="true" stretchy="false">(</mo>
              <mrow>
                <mi>t</mi>
              </mrow>
              <mo fence="true" stretchy="false">)</mo>
            </mrow>
          </mrow>
        </mfrac>
      </mrow>
      <mi>,</mi>
      <mi mathvariant="italic">gdzie</mi>
      <mrow>
        <mi>S</mi>
        <mo stretchy="false">−</mo>
        <mi mathvariant="italic">zbiór</mi>
      </mrow>
      <mi mathvariant="italic">zagregowanych</mi>
      <mi mathvariant="italic">singletonów</mi>
    </mrow>
    <annotation encoding="StarMath 5.0">v = { sum from t in S μ_t(t) t} over {sum from t in S μ_t(t)}, gdzie S - zbiór zagregowanych singletonów</annotation>
  </semantics>
</math>
</file>

<file path=Object 17/content.xml><?xml version="1.0" encoding="utf-8"?>
<math xmlns="http://www.w3.org/1998/Math/MathML" display="block">
  <semantics>
    <mrow>
      <mrow>
        <mi>v</mi>
        <mo stretchy="false">=</mo>
        <mfrac>
          <mrow>
            <mrow>
              <mn>0,75</mn>
              <mo stretchy="false">⋅</mo>
              <mn>20</mn>
            </mrow>
            <mrow>
              <mspace width="0.5em"/>
              <mo stretchy="false">+</mo>
              <mspace width="0.5em"/>
            </mrow>
            <mrow>
              <mn>0,375</mn>
              <mo stretchy="false">⋅</mo>
              <mn>40</mn>
            </mrow>
          </mrow>
          <mrow>
            <mn>0,75</mn>
            <mrow>
              <mspace width="0.5em"/>
              <mo stretchy="false">+</mo>
              <mspace width="0.5em"/>
            </mrow>
            <mn>0,375</mn>
          </mrow>
        </mfrac>
      </mrow>
      <mrow>
        <mspace width="0.5em"/>
        <mo stretchy="false">=</mo>
        <mspace width="0.5em"/>
      </mrow>
      <mfrac>
        <mn>30</mn>
        <mn>1,125</mn>
      </mfrac>
      <mrow>
        <mspace width="0.5em"/>
        <mo stretchy="false">=</mo>
        <mspace width="0.5em"/>
      </mrow>
      <mn>26,</mn>
      <mrow>
        <mo fence="true" stretchy="false">(</mo>
        <mrow>
          <mn>6</mn>
        </mrow>
        <mo fence="true" stretchy="false">)</mo>
      </mrow>
    </mrow>
    <annotation encoding="StarMath 5.0">v = {0,75 cdot 20 `+` 0,375 cdot 40} over {0,75 `+` 0,375} `=`{ 30}over{1,125} `=`26,( 6 )</annotation>
  </semantics>
</math>
</file>

<file path=Object 2/content.xml><?xml version="1.0" encoding="utf-8"?>
<math xmlns="http://www.w3.org/1998/Math/MathML" display="block">
  <semantics>
    <mrow>
      <msub>
        <mi>μ</mi>
        <mrow>
          <mi>A</mi>
          <mi>,</mi>
          <mi>B</mi>
        </mrow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space width="1em"/>
        <mo stretchy="false">=</mo>
        <mspace width="1em"/>
      </mrow>
      <mi mathvariant="italic">min</mi>
      <mrow>
        <mo fence="true" stretchy="false">(</mo>
        <mrow>
          <mrow>
            <msub>
              <mi>μ</mi>
              <mi>A</mi>
            </msub>
            <mrow>
              <mo fence="true" stretchy="false">(</mo>
              <mrow>
                <mi>x</mi>
              </mrow>
              <mo fence="true" stretchy="false">)</mo>
            </mrow>
            <mi>,</mi>
            <msub>
              <mi>μ</mi>
              <mi>B</mi>
            </msub>
            <mrow>
              <mo fence="true" stretchy="false">(</mo>
              <mrow>
                <mi>y</mi>
              </mrow>
              <mo fence="true" stretchy="false">)</mo>
            </mrow>
          </mrow>
        </mrow>
        <mo fence="true" stretchy="false">)</mo>
      </mrow>
    </mrow>
    <annotation encoding="StarMath 5.0">μ_{A,B}(x,y)``=``min( μ_A(x),μ_B(y) )</annotation>
  </semantics>
</math>
</file>

<file path=Object 3/content.xml><?xml version="1.0" encoding="utf-8"?>
<math xmlns="http://www.w3.org/1998/Math/MathML" display="block">
  <semantics>
    <mrow>
      <msub>
        <mi>μ</mi>
        <mrow>
          <mi>A</mi>
          <mi>,</mi>
          <mi>B</mi>
        </mrow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space width="1em"/>
        <mo stretchy="false">=</mo>
        <mspace width="1em"/>
      </mrow>
      <mi mathvariant="italic">max</mi>
      <mrow>
        <mo fence="true" stretchy="false">(</mo>
        <mrow>
          <mrow>
            <msub>
              <mi>μ</mi>
              <mi>A</mi>
            </msub>
            <mrow>
              <mo fence="true" stretchy="false">(</mo>
              <mrow>
                <mi>x</mi>
              </mrow>
              <mo fence="true" stretchy="false">)</mo>
            </mrow>
            <mi>,</mi>
            <msub>
              <mi>μ</mi>
              <mi>B</mi>
            </msub>
            <mrow>
              <mo fence="true" stretchy="false">(</mo>
              <mrow>
                <mi>y</mi>
              </mrow>
              <mo fence="true" stretchy="false">)</mo>
            </mrow>
          </mrow>
        </mrow>
        <mo fence="true" stretchy="false">)</mo>
      </mrow>
    </mrow>
    <annotation encoding="StarMath 5.0">μ_{A,B}(x,y)``=``max( μ_A(x),μ_B(y) )</annotation>
  </semantics>
</math>
</file>

<file path=Object 4/content.xml><?xml version="1.0" encoding="utf-8"?>
<math xmlns="http://www.w3.org/1998/Math/MathML" display="block">
  <semantics>
    <mrow>
      <msub>
        <mi>μ</mi>
        <mrow>
          <mi>A</mi>
          <mi>,</mi>
          <mi>B</mi>
        </mrow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space width="1em"/>
        <mo stretchy="false">=</mo>
        <mspace width="1em"/>
      </mrow>
      <msub>
        <mi>μ</mi>
        <mi>A</mi>
      </msub>
      <mrow>
        <mrow>
          <mo fence="true" stretchy="false">(</mo>
          <mrow>
            <mi>x</mi>
          </mrow>
          <mo fence="true" stretchy="false">)</mo>
        </mrow>
        <mo stretchy="false">⋅</mo>
        <msub>
          <mi>μ</mi>
          <mi>B</mi>
        </msub>
      </mrow>
      <mrow>
        <mo fence="true" stretchy="false">(</mo>
        <mrow>
          <mi>y</mi>
        </mrow>
        <mo fence="true" stretchy="false">)</mo>
      </mrow>
    </mrow>
    <annotation encoding="StarMath 5.0">μ_{A,B}(x,y)``=``μ_A(x) cdot  μ_B(y)</annotation>
  </semantics>
</math>
</file>

<file path=Object 5/content.xml><?xml version="1.0" encoding="utf-8"?>
<math xmlns="http://www.w3.org/1998/Math/MathML" display="block">
  <semantics>
    <mrow>
      <msub>
        <mi>μ</mi>
        <mrow>
          <mi>A</mi>
          <mi>,</mi>
          <mi>B</mi>
        </mrow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space width="1em"/>
        <mo stretchy="false">=</mo>
        <mspace width="1em"/>
      </mrow>
      <msub>
        <mi>μ</mi>
        <mi>A</mi>
      </msub>
      <mrow>
        <mrow>
          <mo fence="true" stretchy="false">(</mo>
          <mrow>
            <mi>x</mi>
          </mrow>
          <mo fence="true" stretchy="false">)</mo>
        </mrow>
        <mo stretchy="false">+</mo>
        <msub>
          <mi>μ</mi>
          <mi>B</mi>
        </msub>
      </mrow>
      <mrow>
        <mrow>
          <mo fence="true" stretchy="false">(</mo>
          <mrow>
            <mi>y</mi>
          </mrow>
          <mo fence="true" stretchy="false">)</mo>
        </mrow>
        <mo stretchy="false">−</mo>
        <msub>
          <mi>μ</mi>
          <mi>A</mi>
        </msub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μ</mi>
          <mi>B</mi>
        </msub>
      </mrow>
      <mrow>
        <mo fence="true" stretchy="false">(</mo>
        <mrow>
          <mi>y</mi>
        </mrow>
        <mo fence="true" stretchy="false">)</mo>
      </mrow>
    </mrow>
    <annotation encoding="StarMath 5.0">μ_{A,B}(x,y)``=``μ_A(x) + μ_B(y) - μ_A(x) cdot  μ_B(y)</annotation>
  </semantics>
</math>
</file>

<file path=Object 6/content.xml><?xml version="1.0" encoding="utf-8"?>
<math xmlns="http://www.w3.org/1998/Math/MathML" display="block">
  <semantics>
    <mrow>
      <msub>
        <mi>μ</mi>
        <mrow>
          <mi>A</mi>
          <mi>,</mi>
          <mi>B</mi>
        </mrow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space width="1em"/>
        <mo stretchy="false">=</mo>
        <mspace width="1em"/>
      </mrow>
      <mi mathvariant="italic">max</mi>
      <mrow>
        <mo fence="true" stretchy="false">(</mo>
        <mrow>
          <mrow>
            <msub>
              <mi>μ</mi>
              <mi>A</mi>
            </msub>
            <mrow>
              <mo fence="true" stretchy="false">(</mo>
              <mrow>
                <mi>x</mi>
              </mrow>
              <mo fence="true" stretchy="false">)</mo>
            </mrow>
            <mi>,</mi>
            <msub>
              <mi>μ</mi>
              <mi>B</mi>
            </msub>
            <mrow>
              <mo fence="true" stretchy="false">(</mo>
              <mrow>
                <mi>y</mi>
              </mrow>
              <mo fence="true" stretchy="false">)</mo>
            </mrow>
          </mrow>
        </mrow>
        <mo fence="true" stretchy="false">)</mo>
      </mrow>
    </mrow>
    <annotation encoding="StarMath 5.0">μ_{A,B}(x,y)``=``max( μ_A(x),μ_B(y) )</annotation>
  </semantics>
</math>
</file>

<file path=Object 7/content.xml><?xml version="1.0" encoding="utf-8"?>
<math xmlns="http://www.w3.org/1998/Math/MathML" display="block">
  <semantics>
    <mrow>
      <msub>
        <mi>μ</mi>
        <mrow>
          <mi>A</mi>
          <mi>,</mi>
          <mi>B</mi>
        </mrow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space width="1em"/>
        <mo stretchy="false">=</mo>
        <mspace width="1em"/>
      </mrow>
      <msub>
        <mi>μ</mi>
        <mi>A</mi>
      </msub>
      <mrow>
        <mrow>
          <mo fence="true" stretchy="false">(</mo>
          <mrow>
            <mi>x</mi>
          </mrow>
          <mo fence="true" stretchy="false">)</mo>
        </mrow>
        <mo stretchy="false">+</mo>
        <msub>
          <mi>μ</mi>
          <mi>B</mi>
        </msub>
      </mrow>
      <mrow>
        <mrow>
          <mo fence="true" stretchy="false">(</mo>
          <mrow>
            <mi>y</mi>
          </mrow>
          <mo fence="true" stretchy="false">)</mo>
        </mrow>
        <mo stretchy="false">−</mo>
        <msub>
          <mi>μ</mi>
          <mi>A</mi>
        </msub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μ</mi>
          <mi>B</mi>
        </msub>
      </mrow>
      <mrow>
        <mo fence="true" stretchy="false">(</mo>
        <mrow>
          <mi>y</mi>
        </mrow>
        <mo fence="true" stretchy="false">)</mo>
      </mrow>
    </mrow>
    <annotation encoding="StarMath 5.0">μ_{A,B}(x,y)``=``μ_A(x) + μ_B(y) - μ_A(x) cdot  μ_B(y)</annotation>
  </semantics>
</math>
</file>

<file path=Object 8/content.xml><?xml version="1.0" encoding="utf-8"?>
<math xmlns="http://www.w3.org/1998/Math/MathML" display="block">
  <semantics>
    <mrow>
      <mi>v</mi>
      <mrow>
        <mspace width="1em"/>
        <mo stretchy="false">=</mo>
        <mspace width="1em"/>
      </mrow>
      <mfrac>
        <mrow>
          <mrow>
            <munderover>
              <mo stretchy="false">∫</mo>
              <msub>
                <mi>v</mi>
                <mi mathvariant="italic">min</mi>
              </msub>
              <msub>
                <mi>v</mi>
                <mi mathvariant="italic">max</mi>
              </msub>
            </munderover>
            <msub>
              <mi mathvariant="italic">vμ</mi>
              <mi>v</mi>
            </msub>
          </mrow>
          <mrow>
            <mo fence="true" stretchy="false">(</mo>
            <mrow>
              <mi>v</mi>
            </mrow>
            <mo fence="true" stretchy="false">)</mo>
          </mrow>
          <mi mathvariant="italic">dv</mi>
        </mrow>
        <mrow>
          <mrow>
            <munderover>
              <mo stretchy="false">∫</mo>
              <msub>
                <mi>v</mi>
                <mi mathvariant="italic">min</mi>
              </msub>
              <msub>
                <mi>v</mi>
                <mi mathvariant="italic">max</mi>
              </msub>
            </munderover>
            <msub>
              <mi>μ</mi>
              <mi>v</mi>
            </msub>
          </mrow>
          <mrow>
            <mo fence="true" stretchy="false">(</mo>
            <mrow>
              <mi>v</mi>
            </mrow>
            <mo fence="true" stretchy="false">)</mo>
          </mrow>
          <mi mathvariant="italic">dv</mi>
        </mrow>
      </mfrac>
    </mrow>
    <annotation encoding="StarMath 5.0">v`` =`` {int from v_min to v_max vμ_v(v)dv} over {int from v_min to v_max μ_v(v)dv}</annotation>
  </semantics>
</math>
</file>

<file path=Object 9/content.xml><?xml version="1.0" encoding="utf-8"?>
<math xmlns="http://www.w3.org/1998/Math/MathML" display="block">
  <semantics>
    <mrow>
      <mrow>
        <mi>v</mi>
        <mo stretchy="false">=</mo>
        <mfrac>
          <mrow>
            <mrow>
              <munder>
                <mo stretchy="false">∑</mo>
                <mrow>
                  <mi>t</mi>
                  <mo stretchy="false">∈</mo>
                  <mi>S</mi>
                </mrow>
              </munder>
              <msub>
                <mi>μ</mi>
                <mi>t</mi>
              </msub>
            </mrow>
            <mrow>
              <mo fence="true" stretchy="false">(</mo>
              <mrow>
                <mi>t</mi>
              </mrow>
              <mo fence="true" stretchy="false">)</mo>
            </mrow>
            <mi>t</mi>
          </mrow>
          <mrow>
            <mrow>
              <munder>
                <mo stretchy="false">∑</mo>
                <mrow>
                  <mi>t</mi>
                  <mo stretchy="false">∈</mo>
                  <mi>S</mi>
                </mrow>
              </munder>
              <msub>
                <mi>μ</mi>
                <mi>t</mi>
              </msub>
            </mrow>
            <mrow>
              <mo fence="true" stretchy="false">(</mo>
              <mrow>
                <mi>t</mi>
              </mrow>
              <mo fence="true" stretchy="false">)</mo>
            </mrow>
          </mrow>
        </mfrac>
      </mrow>
      <mi>,</mi>
      <mi mathvariant="italic">gdzie</mi>
      <mrow>
        <mi>S</mi>
        <mo stretchy="false">−</mo>
        <mi mathvariant="italic">zbiór</mi>
      </mrow>
      <mi mathvariant="italic">zagregowanych</mi>
      <mi mathvariant="italic">singletonów</mi>
    </mrow>
    <annotation encoding="StarMath 5.0">v = { sum from t in S μ_t(t) t} over {sum from t in S μ_t(t)}, gdzie S - zbiór zagregowanych singletonów</annotation>
  </semantics>
</math>
</file>